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4">
      <style:paragraph-properties>
        <style:tab-stops>
          <style:tab-stop style:position="15.522cm" style:type="right" style:leader-style="dotted" style:leader-text="."/>
        </style:tab-stops>
      </style:paragraph-properties>
    </style:style>
    <style:style style:name="P34" style:family="paragraph" style:parent-style-name="Contents_20_2">
      <style:paragraph-properties>
        <style:tab-stops>
          <style:tab-stop style:position="16.521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9"/>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22"/>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4"/>
    <style:style style:name="P48" style:family="paragraph" style:parent-style-name="Text_20_body" style:list-style-name="L39"/>
    <style:style style:name="P49" style:family="paragraph" style:parent-style-name="Text_20_body" style:list-style-name="L40"/>
    <style:style style:name="P50" style:family="paragraph" style:parent-style-name="Text_20_body" style:list-style-name="L41"/>
    <style:style style:name="P51" style:family="paragraph" style:parent-style-name="Text_20_body" style:list-style-name="L42"/>
    <style:style style:name="P52" style:family="paragraph" style:parent-style-name="Text_20_body" style:list-style-name="L45"/>
    <style:style style:name="P53" style:family="paragraph" style:parent-style-name="Text_20_body" style:list-style-name="L46"/>
    <style:style style:name="P54" style:family="paragraph" style:parent-style-name="Text_20_body" style:list-style-name="L47"/>
    <style:style style:name="P55" style:family="paragraph" style:parent-style-name="Text_20_body" style:list-style-name="L48"/>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list-style-name="L34">
      <style:paragraph-properties fo:margin-left="0.788cm" fo:margin-right="0cm" fo:text-indent="0cm" style:auto-text-indent="false"/>
    </style:style>
    <style:style style:name="P59" style:family="paragraph" style:parent-style-name="Text_20_body" style:list-style-name="L34">
      <style:paragraph-properties fo:margin-left="1.408cm" fo:margin-right="0cm" fo:text-indent="0cm" style:auto-text-indent="false"/>
    </style:style>
    <style:style style:name="P60" style:family="paragraph" style:parent-style-name="Text_20_body" style:list-style-name="L34">
      <style:paragraph-properties fo:margin-left="1.388cm" fo:margin-right="0cm" fo:text-indent="0cm" style:auto-text-indent="false"/>
    </style:style>
    <style:style style:name="P61" style:family="paragraph" style:parent-style-name="Text_20_body" style:list-style-name="L51">
      <style:paragraph-properties fo:margin-top="0cm" fo:margin-bottom="0cm"/>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Heading_20_3" style:list-style-name=""/>
    <style:style style:name="P66" style:family="paragraph" style:parent-style-name="Heading_20_3">
      <style:paragraph-properties fo:break-before="page"/>
    </style:style>
    <style:style style:name="P67" style:family="paragraph" style:parent-style-name="Exemple" style:list-style-name="L14">
      <style:paragraph-properties fo:margin-left="2.501cm" fo:margin-right="0cm" fo:text-indent="-0.635cm" style:auto-text-indent="false"/>
    </style:style>
    <style:style style:name="P68" style:family="paragraph" style:parent-style-name="Exemple" style:list-style-name="L15">
      <style:paragraph-properties fo:margin-left="2.501cm" fo:margin-right="0cm" fo:text-indent="-0.635cm" style:auto-text-indent="false"/>
    </style:style>
    <style:style style:name="P69" style:family="paragraph" style:parent-style-name="Standard" style:list-style-name="L1"/>
    <style:style style:name="P70" style:family="paragraph" style:parent-style-name="Standard" style:list-style-name="L4"/>
    <style:style style:name="P71" style:family="paragraph" style:parent-style-name="Standard" style:list-style-name="L5"/>
    <style:style style:name="P72" style:family="paragraph" style:parent-style-name="Standard" style:list-style-name="L6"/>
    <style:style style:name="P73"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74" style:family="paragraph" style:parent-style-name="Standard" style:list-style-name="L8"/>
    <style:style style:name="P75" style:family="paragraph" style:parent-style-name="Standard" style:list-style-name="L10"/>
    <style:style style:name="P76" style:family="paragraph" style:parent-style-name="Standard" style:list-style-name="L11"/>
    <style:style style:name="P77" style:family="paragraph" style:parent-style-name="Standard" style:list-style-name="L16"/>
    <style:style style:name="P78" style:family="paragraph" style:parent-style-name="Standard" style:list-style-name="L17"/>
    <style:style style:name="P79" style:family="paragraph" style:parent-style-name="Standard" style:list-style-name="L18"/>
    <style:style style:name="P80" style:family="paragraph" style:parent-style-name="Standard" style:list-style-name="L19"/>
    <style:style style:name="P81" style:family="paragraph" style:parent-style-name="Standard" style:list-style-name="L20"/>
    <style:style style:name="P82" style:family="paragraph" style:parent-style-name="Standard" style:list-style-name="L21"/>
    <style:style style:name="P83" style:family="paragraph" style:parent-style-name="Standard" style:list-style-name="L23"/>
    <style:style style:name="P84" style:family="paragraph" style:parent-style-name="Standard" style:list-style-name="L24"/>
    <style:style style:name="P85" style:family="paragraph" style:parent-style-name="Standard" style:list-style-name="L25"/>
    <style:style style:name="P86" style:family="paragraph" style:parent-style-name="Standard" style:list-style-name="L30"/>
    <style:style style:name="P87" style:family="paragraph" style:parent-style-name="Standard" style:list-style-name="L31"/>
    <style:style style:name="P88" style:family="paragraph" style:parent-style-name="Standard" style:list-style-name="L32"/>
    <style:style style:name="P89" style:family="paragraph" style:parent-style-name="Standard" style:list-style-name="L33"/>
    <style:style style:name="P90" style:family="paragraph" style:parent-style-name="Standard" style:list-style-name="L35"/>
    <style:style style:name="P91" style:family="paragraph" style:parent-style-name="Standard" style:list-style-name="L36"/>
    <style:style style:name="P92" style:family="paragraph" style:parent-style-name="Standard" style:list-style-name="L37"/>
    <style:style style:name="P93" style:family="paragraph" style:parent-style-name="Standard" style:list-style-name="L38"/>
    <style:style style:name="P94" style:family="paragraph" style:parent-style-name="Standard" style:list-style-name="L43"/>
    <style:style style:name="P95" style:family="paragraph" style:parent-style-name="Standard" style:list-style-name="L44"/>
    <style:style style:name="P96" style:family="paragraph" style:parent-style-name="Standard" style:list-style-name="L49"/>
    <style:style style:name="P97"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6</text:p>
          <text:p text:style-name="P32"><text:a xlink:type="simple" xlink:href="#__RefHeading__3186_1659357091" text:style-name="Internet_20_link" text:visited-style-name="Internet_20_link">Introduction</text:a><text:tab/>7</text:p>
          <text:p text:style-name="P32"><text:a xlink:type="simple" xlink:href="#__RefHeading__3188_1659357091" text:style-name="Internet_20_link" text:visited-style-name="Internet_20_link">Installation</text:a><text:tab/>8</text:p>
          <text:p text:style-name="P34"><text:a xlink:type="simple" xlink:href="#__RefHeading__5024_884180951" text:style-name="Internet_20_link" text:visited-style-name="Internet_20_link"><text:s/>1.Sur une plateforme libre (Linux...)</text:a><text:tab/>9</text:p>
          <text:p text:style-name="P34"><text:a xlink:type="simple" xlink:href="#__RefHeading__3192_1659357091" text:style-name="Internet_20_link" text:visited-style-name="Internet_20_link"><text:s/>2.Windows</text:a><text:tab/>9</text:p>
          <text:p text:style-name="P32"><text:a xlink:type="simple" xlink:href="#__RefHeading__5618_369900646" text:style-name="Internet_20_link" text:visited-style-name="Internet_20_link">Dossier et utilisateurs</text:a><text:tab/>10</text:p>
          <text:p text:style-name="P34"><text:a xlink:type="simple" xlink:href="#__RefHeading__47245_1213546022" text:style-name="Internet_20_link" text:visited-style-name="Internet_20_link">Menu Administration </text:a><text:tab/>11</text:p>
          <text:p text:style-name="P35"><text:a xlink:type="simple" xlink:href="#__RefHeading__3232_1659357091" text:style-name="Internet_20_link" text:visited-style-name="Internet_20_link"><text:s/>1.Création de dossier<text:tab/>11</text:a></text:p>
          <text:p text:style-name="P35"><text:a xlink:type="simple" xlink:href="#__RefHeading__3234_1659357091" text:style-name="Internet_20_link" text:visited-style-name="Internet_20_link"><text:s/>2.Création de modèle<text:tab/>11</text:a></text:p>
          <text:p text:style-name="P35"><text:a xlink:type="simple" xlink:href="#__RefHeading__3236_1659357091" text:style-name="Internet_20_link" text:visited-style-name="Internet_20_link"><text:s/>3.Création d'utilisateur<text:tab/>11</text:a></text:p>
          <text:p text:style-name="P35"><text:a xlink:type="simple" xlink:href="#__RefHeading__3238_1659357091" text:style-name="Internet_20_link" text:visited-style-name="Internet_20_link"><text:s/>4.Backup<text:tab/>11</text:a></text:p>
          <text:p text:style-name="P35"><text:a xlink:type="simple" xlink:href="#__RefHeading__3240_1659357091" text:style-name="Internet_20_link" text:visited-style-name="Internet_20_link"><text:s/>5.Restaure<text:tab/>11</text:a></text:p>
          <text:p text:style-name="P35"><text:a xlink:type="simple" xlink:href="#__RefHeading__4683_582248475" text:style-name="Internet_20_link" text:visited-style-name="Internet_20_link"><text:s/>6.Audit<text:tab/>12</text:a></text:p>
          <text:p text:style-name="P34"><text:a xlink:type="simple" xlink:href="#__RefHeading__47247_1213546022" text:style-name="Internet_20_link" text:visited-style-name="Internet_20_link">Configuration du dossier</text:a><text:tab/>12</text:p>
          <text:p text:style-name="P35"><text:a xlink:type="simple" xlink:href="#__RefHeading__3308_1659357091" text:style-name="Internet_20_link" text:visited-style-name="Internet_20_link"><text:s/>1.Société<text:tab/>12</text:a></text:p>
          <text:p text:style-name="P33"><text:a xlink:type="simple" xlink:href="#__RefHeading__7967_47197458" text:style-name="Internet_20_link" text:visited-style-name="Internet_20_link"><text:s/>1.Comptabilité analytique : valeur possible<text:tab/>12</text:a></text:p>
          <text:p text:style-name="P33"><text:a xlink:type="simple" xlink:href="#__RefHeading__7969_47197458" text:style-name="Internet_20_link" text:visited-style-name="Internet_20_link"><text:s/>2.Mode Strict<text:tab/>12</text:a></text:p>
          <text:p text:style-name="P33"><text:a xlink:type="simple" xlink:href="#__RefHeading__7971_47197458" text:style-name="Internet_20_link" text:visited-style-name="Internet_20_link"><text:s/>3.Assujetti à la TVA<text:tab/>12</text:a></text:p>
          <text:p text:style-name="P33"><text:a xlink:type="simple" xlink:href="#__RefHeading__7973_47197458" text:style-name="Internet_20_link" text:visited-style-name="Internet_20_link"><text:s/>4.Suggérer le numéro de pièce justificative<text:tab/>12</text:a></text:p>
          <text:p text:style-name="P33"><text:a xlink:type="simple" xlink:href="#__RefHeading__7975_47197458" text:style-name="Internet_20_link" text:visited-style-name="Internet_20_link"><text:s/>5.Utilisez des comptes alphanumériques <text:tab/>12</text:a></text:p>
          <text:p text:style-name="P33"><text:a xlink:type="simple" xlink:href="#__RefHeading__47249_1213546022" text:style-name="Internet_20_link" text:visited-style-name="Internet_20_link"><text:s/>6.Changer le libellé des détails<text:tab/>13</text:a></text:p>
          <text:p text:style-name="P33"><text:a xlink:type="simple" xlink:href="#__RefHeading__47251_1213546022" text:style-name="Internet_20_link" text:visited-style-name="Internet_20_link"><text:s/>7.Utilisation des stocks<text:tab/>13</text:a></text:p>
          <text:p text:style-name="P35"><text:a xlink:type="simple" xlink:href="#__RefHeading__8271_47197458" text:style-name="Internet_20_link" text:visited-style-name="Internet_20_link"><text:s/>2.Période<text:tab/>13</text:a></text:p>
          <text:p text:style-name="P35"><text:a xlink:type="simple" xlink:href="#__RefHeading__3310_1659357091" text:style-name="Internet_20_link" text:visited-style-name="Internet_20_link"><text:s/>3.Divers<text:tab/>13</text:a></text:p>
          <text:p text:style-name="P33"><text:a xlink:type="simple" xlink:href="#__RefHeading__7977_47197458" text:style-name="Internet_20_link" text:visited-style-name="Internet_20_link"><text:s/>1.Moyens de paiement<text:tab/>13</text:a></text:p>
          <text:p text:style-name="P33"><text:a xlink:type="simple" xlink:href="#__RefHeading__7979_47197458" text:style-name="Internet_20_link" text:visited-style-name="Internet_20_link"><text:s/>2.TVA<text:tab/>13</text:a></text:p>
          <text:p text:style-name="P33"><text:a xlink:type="simple" xlink:href="#__RefHeading__7981_47197458" text:style-name="Internet_20_link" text:visited-style-name="Internet_20_link"><text:s/>3.Poste Comptable<text:tab/>14</text:a></text:p>
          <text:p text:style-name="P33"><text:a xlink:type="simple" xlink:href="#__RefHeading__7983_47197458" text:style-name="Internet_20_link" text:visited-style-name="Internet_20_link"><text:s/>4.Catégorie de fiche<text:tab/>14</text:a></text:p>
          <text:p text:style-name="P33"><text:a xlink:type="simple" xlink:href="#__RefHeading__7985_47197458" text:style-name="Internet_20_link" text:visited-style-name="Internet_20_link"><text:s/>5.Catégorie de document <text:tab/>14</text:a></text:p>
          <text:p text:style-name="P35"><text:a xlink:type="simple" xlink:href="#__RefHeading__3312_1659357091" text:style-name="Internet_20_link" text:visited-style-name="Internet_20_link"><text:s/>4.Sécurité <text:tab/>14</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5</text:a></text:p>
          <text:p text:style-name="P35"><text:a xlink:type="simple" xlink:href="#__RefHeading__3314_1659357091" text:style-name="Internet_20_link" text:visited-style-name="Internet_20_link"><text:s/>5.Document- génération de document<text:tab/>15</text:a></text:p>
          <text:p text:style-name="P35"><text:a xlink:type="simple" xlink:href="#__RefHeading__3316_1659357091" text:style-name="Internet_20_link" text:visited-style-name="Internet_20_link"><text:s/>6.Journaux<text:tab/>17</text:a></text:p>
          <text:p text:style-name="P35"><text:a xlink:type="simple" xlink:href="#__RefHeading__3841_369900646" text:style-name="Internet_20_link" text:visited-style-name="Internet_20_link"><text:s/>7.Sécurité <text:s/><text:tab/>17</text:a></text:p>
          <text:p text:style-name="P33"><text:a xlink:type="simple" xlink:href="#__RefHeading__4679_582248475" text:style-name="Internet_20_link" text:visited-style-name="Internet_20_link"><text:s/>1.Profil CFGPRO<text:tab/>18</text:a></text:p>
          <text:p text:style-name="P33"><text:a xlink:type="simple" xlink:href="#__RefHeading__4681_582248475" text:style-name="Internet_20_link" text:visited-style-name="Internet_20_link"><text:s/>2.Menu CFGMENU<text:tab/>18</text:a></text:p>
          <text:p text:style-name="P33"><text:a xlink:type="simple" xlink:href="#__RefHeading__47253_1213546022" text:style-name="Internet_20_link" text:visited-style-name="Internet_20_link"><text:s/>3.Sécurité<text:tab/>18</text:a></text:p>
          <text:p text:style-name="P32"><text:a xlink:type="simple" xlink:href="#__RefHeading__5616_369900646" text:style-name="Internet_20_link" text:visited-style-name="Internet_20_link">La Comptabilité, la gestion</text:a><text:tab/>19</text:p>
          <text:p text:style-name="P34"><text:a xlink:type="simple" xlink:href="#__RefHeading__3196_1659357091" text:style-name="Internet_20_link" text:visited-style-name="Internet_20_link"><text:s/>1.Définition des termes</text:a><text:tab/>20</text:p>
          <text:p text:style-name="P34"><text:a xlink:type="simple" xlink:href="#__RefHeading__3198_1659357091" text:style-name="Internet_20_link" text:visited-style-name="Internet_20_link"><text:s/>2.Logiciel de comptabilité ou de gestion ?</text:a><text:tab/>20</text:p>
          <text:p text:style-name="P34"><text:a xlink:type="simple" xlink:href="#__RefHeading__3202_1659357091" text:style-name="Internet_20_link" text:visited-style-name="Internet_20_link"><text:s/>3.Mémento de comptabilité</text:a><text:tab/>21</text:p>
          <text:p text:style-name="P35"><text:a xlink:type="simple" xlink:href="#__RefHeading__3204_1659357091" text:style-name="Internet_20_link" text:visited-style-name="Internet_20_link"><text:s/>1.Introduction<text:tab/>21</text:a></text:p>
          <text:p text:style-name="P35"><text:a xlink:type="simple" xlink:href="#__RefHeading__3206_1659357091" text:style-name="Internet_20_link" text:visited-style-name="Internet_20_link"><text:s/>2.Le Bilan<text:tab/>21</text:a></text:p>
          <text:p text:style-name="P35"><text:a xlink:type="simple" xlink:href="#__RefHeading__3208_1659357091" text:style-name="Internet_20_link" text:visited-style-name="Internet_20_link"><text:s/>3.Les comptes actifs / passifs<text:tab/>21</text:a></text:p>
          <text:p text:style-name="P35"><text:a xlink:type="simple" xlink:href="#__RefHeading__3210_1659357091" text:style-name="Internet_20_link" text:visited-style-name="Internet_20_link"><text:s/>4.Les comptes de résultats<text:tab/>22</text:a></text:p>
          <text:p text:style-name="P33"><text:a xlink:type="simple" xlink:href="#__RefHeading__7923_47197458" text:style-name="Internet_20_link" text:visited-style-name="Internet_20_link"><text:s/>1.Les charges<text:tab/>22</text:a></text:p>
          <text:p text:style-name="P33"><text:a xlink:type="simple" xlink:href="#__RefHeading__7925_47197458" text:style-name="Internet_20_link" text:visited-style-name="Internet_20_link"><text:s/>2.Les produits<text:tab/>22</text:a></text:p>
          <text:p text:style-name="P33"><text:a xlink:type="simple" xlink:href="#__RefHeading__7927_47197458" text:style-name="Internet_20_link" text:visited-style-name="Internet_20_link"><text:s/>3.Les pièces justificatives<text:tab/>22</text:a></text:p>
          <text:p text:style-name="P34"><text:a xlink:type="simple" xlink:href="#__RefHeading__3212_1659357091" text:style-name="Internet_20_link" text:visited-style-name="Internet_20_link"><text:s/>4.Belgique Fiscalité, TVA</text:a><text:tab/>23</text:p>
          <text:p text:style-name="P33"><text:a xlink:type="simple" xlink:href="#__RefHeading__7929_47197458" text:style-name="Internet_20_link" text:visited-style-name="Internet_20_link"><text:s/>1.Déclaration TVA<text:tab/>23</text:a></text:p>
          <text:p text:style-name="P33"><text:a xlink:type="simple" xlink:href="#__RefHeading__7931_47197458" text:style-name="Internet_20_link" text:visited-style-name="Internet_20_link"><text:s/>2.Opérations comptables pour la TVA<text:tab/>23</text:a></text:p>
          <text:p text:style-name="P36"><text:soft-page-break/><text:a xlink:type="simple" xlink:href="#__RefHeading__8245_47197458" text:style-name="Internet_20_link" text:visited-style-name="Internet_20_link"><text:s/>1.Avance TVA<text:tab/>24</text:a></text:p>
          <text:p text:style-name="P36"><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4</text:a></text:p>
          <text:p text:style-name="P36"><text:a xlink:type="simple" xlink:href="#__RefHeading__8251_47197458" text:style-name="Internet_20_link" text:visited-style-name="Internet_20_link"><text:s/>4.Paiement TVA<text:tab/>24</text:a></text:p>
          <text:p text:style-name="P33"><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3"><text:a xlink:type="simple" xlink:href="#__RefHeading__7935_47197458" text:style-name="Internet_20_link" text:visited-style-name="Internet_20_link"><text:s/>1.Pendant l'exercice<text:tab/>25</text:a></text:p>
          <text:p text:style-name="P33"><text:a xlink:type="simple" xlink:href="#__RefHeading__7937_47197458" text:style-name="Internet_20_link" text:visited-style-name="Internet_20_link"><text:s/>2.Fin d'exercice<text:tab/>25</text:a></text:p>
          <text:p text:style-name="P36"><text:a xlink:type="simple" xlink:href="#__RefHeading__8253_47197458" text:style-name="Internet_20_link" text:visited-style-name="Internet_20_link"><text:s/>1.Remboursement d'impôt:<text:tab/>25</text:a></text:p>
          <text:p text:style-name="P36"><text:a xlink:type="simple" xlink:href="#__RefHeading__8255_47197458" text:style-name="Internet_20_link" text:visited-style-name="Internet_20_link"><text:s/>2.Dette envers l'impôt<text:tab/>25</text:a></text:p>
          <text:p text:style-name="P33"><text:a xlink:type="simple" xlink:href="#__RefHeading__7939_47197458" text:style-name="Internet_20_link" text:visited-style-name="Internet_20_link"><text:s/>3.L'année suivante<text:tab/>25</text:a></text:p>
          <text:p text:style-name="P36"><text:a xlink:type="simple" xlink:href="#__RefHeading__8257_47197458" text:style-name="Internet_20_link" text:visited-style-name="Internet_20_link"><text:s/>1.Premier cas, vous pensez avoir une créance.<text:tab/>25</text:a></text:p>
          <text:p text:style-name="P36"><text:a xlink:type="simple" xlink:href="#__RefHeading__8259_47197458" text:style-name="Internet_20_link" text:visited-style-name="Internet_20_link"><text:s/>2.Second cas, vous pensez avoir une dette fiscale<text:tab/>26</text:a></text:p>
          <text:p text:style-name="P36"><text:a xlink:type="simple" xlink:href="#__RefHeading__8261_47197458" text:style-name="Internet_20_link" text:visited-style-name="Internet_20_link"><text:s/>3.Vous avez correctement évalué votre dette fiscale.<text:tab/>26</text:a></text:p>
          <text:p text:style-name="P35"><text:a xlink:type="simple" xlink:href="#__RefHeading__3216_1659357091" text:style-name="Internet_20_link" text:visited-style-name="Internet_20_link"><text:s/>3.Fiscalité France<text:tab/>26</text:a></text:p>
          <text:p text:style-name="P35"><text:a xlink:type="simple" xlink:href="#__RefHeading__3218_1659357091" text:style-name="Internet_20_link" text:visited-style-name="Internet_20_link"><text:s/>4.Écriture de fin d'exercice comptable (Belgique)<text:tab/>26</text:a></text:p>
          <text:p text:style-name="P33"><text:a xlink:type="simple" xlink:href="#__RefHeading__7941_47197458" text:style-name="Internet_20_link" text:visited-style-name="Internet_20_link"><text:s/>1.Les amortissements<text:tab/>27</text:a></text:p>
          <text:p text:style-name="P33"><text:a xlink:type="simple" xlink:href="#__RefHeading__7943_47197458" text:style-name="Internet_20_link" text:visited-style-name="Internet_20_link"><text:s/>2.Les dépenses non admises<text:tab/>27</text:a></text:p>
          <text:p text:style-name="P33"><text:a xlink:type="simple" xlink:href="#__RefHeading__7945_47197458" text:style-name="Internet_20_link" text:visited-style-name="Internet_20_link"><text:s/>3.Reclassement des Charges, Produits et Dettes<text:tab/>28</text:a></text:p>
          <text:p text:style-name="P33"><text:a xlink:type="simple" xlink:href="#__RefHeading__7947_47197458" text:style-name="Internet_20_link" text:visited-style-name="Internet_20_link"><text:s/>4.Les variations de stocks<text:tab/>29</text:a></text:p>
          <text:p text:style-name="P33"><text:a xlink:type="simple" xlink:href="#__RefHeading__7949_47197458" text:style-name="Internet_20_link" text:visited-style-name="Internet_20_link"><text:s/>5.Compte de l'exploitant<text:tab/>29</text:a></text:p>
          <text:p text:style-name="P33"><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29</text:a></text:p>
          <text:p text:style-name="P32"><text:a xlink:type="simple" xlink:href="#__RefHeading__3843_369900646" text:style-name="Internet_20_link" text:visited-style-name="Internet_20_link">Tenir sa comptabilité avec PhpCompta</text:a><text:tab/>30</text:p>
          <text:p text:style-name="P34"><text:a xlink:type="simple" xlink:href="#__RefHeading__3242_1659357091" text:style-name="Internet_20_link" text:visited-style-name="Internet_20_link"><text:s/>1.Principe de base</text:a><text:tab/>31</text:p>
          <text:p text:style-name="P35"><text:a xlink:type="simple" xlink:href="#__RefHeading__8263_47197458" text:style-name="Internet_20_link" text:visited-style-name="Internet_20_link"><text:s/>1.Qu'est qu'une fiche <text:s/>? <text:tab/>31</text:a></text:p>
          <text:p text:style-name="P35"><text:a xlink:type="simple" xlink:href="#__RefHeading__3244_1659357091" text:style-name="Internet_20_link" text:visited-style-name="Internet_20_link"><text:s/>2.Qu'est-ce le quick code<text:tab/>32</text:a></text:p>
          <text:p text:style-name="P35"><text:a xlink:type="simple" xlink:href="#__RefHeading__3248_1659357091" text:style-name="Internet_20_link" text:visited-style-name="Internet_20_link"><text:s/>3.Ajout ou suppression d'attribut<text:tab/>32</text:a></text:p>
          <text:p text:style-name="P35"><text:a xlink:type="simple" xlink:href="#__RefHeading__3250_1659357091" text:style-name="Internet_20_link" text:visited-style-name="Internet_20_link"><text:s/>4.Création d'une catégorie de fiche<text:tab/>33</text:a></text:p>
          <text:p text:style-name="P35"><text:a xlink:type="simple" xlink:href="#__RefHeading__3252_1659357091" text:style-name="Internet_20_link" text:visited-style-name="Internet_20_link"><text:s/>5.Création d'une fiche<text:tab/>33</text:a></text:p>
          <text:p text:style-name="P33"><text:a xlink:type="simple" xlink:href="#__RefHeading__47255_1213546022" text:style-name="Internet_20_link" text:visited-style-name="Internet_20_link"><text:s/>1.Le menu fiche <text:tab/>34</text:a></text:p>
          <text:p text:style-name="P33"><text:a xlink:type="simple" xlink:href="#__RefHeading__47257_1213546022" text:style-name="Internet_20_link" text:visited-style-name="Internet_20_link"><text:s/>2.Remarque<text:tab/>34</text:a></text:p>
          <text:p text:style-name="P35"><text:a xlink:type="simple" xlink:href="#__RefHeading__47259_1213546022" text:style-name="Internet_20_link" text:visited-style-name="Internet_20_link"><text:s/>6.Modification d'une fiche<text:tab/>34</text:a></text:p>
          <text:p text:style-name="P35"><text:a xlink:type="simple" xlink:href="#__RefHeading__8265_47197458" text:style-name="Internet_20_link" text:visited-style-name="Internet_20_link"><text:s/>7.Attribut spéciaux : dépenses non admises, pourcentage professionnel...:<text:tab/>34</text:a></text:p>
          <text:p text:style-name="P33"><text:a xlink:type="simple" xlink:href="#__RefHeading__8197_1622107911" text:style-name="Internet_20_link" text:visited-style-name="Internet_20_link"><text:s/>1.Partie fiscalement non déductible <text:tab/>34</text:a></text:p>
          <text:p text:style-name="P33"><text:a xlink:type="simple" xlink:href="#__RefHeading__7953_47197458" text:style-name="Internet_20_link" text:visited-style-name="Internet_20_link"><text:s/>2.Contrepartie pour dépense fiscal. non déd.<text:tab/>35</text:a></text:p>
          <text:p text:style-name="P33"><text:a xlink:type="simple" xlink:href="#__RefHeading__7955_47197458" text:style-name="Internet_20_link" text:visited-style-name="Internet_20_link"><text:s/>3.TVA non déductible<text:tab/>35</text:a></text:p>
          <text:p text:style-name="P33"><text:a xlink:type="simple" xlink:href="#__RefHeading__7957_47197458" text:style-name="Internet_20_link" text:visited-style-name="Internet_20_link"><text:s/>4.TVA non déductible récupérable par l'impôt <text:tab/>35</text:a></text:p>
          <text:p text:style-name="P33"><text:a xlink:type="simple" xlink:href="#__RefHeading__7959_47197458" text:style-name="Internet_20_link" text:visited-style-name="Internet_20_link"><text:s/>5.Dépense <text:s/>charge du grant (partie privé) <text:s/><text:tab/>35</text:a></text:p>
          <text:p text:style-name="P33"><text:a xlink:type="simple" xlink:href="#__RefHeading__7961_47197458" text:style-name="Internet_20_link" text:visited-style-name="Internet_20_link"><text:s/>6.Contrepartie pour dépense à charge du gérant <text:tab/>35</text:a></text:p>
          <text:p text:style-name="P33"><text:a xlink:type="simple" xlink:href="#__RefHeading__7963_47197458" text:style-name="Internet_20_link" text:visited-style-name="Internet_20_link"><text:s/>7.Prix de vente<text:tab/>35</text:a></text:p>
          <text:p text:style-name="P33"><text:a xlink:type="simple" xlink:href="#__RefHeading__7965_47197458" text:style-name="Internet_20_link" text:visited-style-name="Internet_20_link"><text:s/>8.Prix d'achat <text:tab/>35</text:a></text:p>
          <text:p text:style-name="P35"><text:a xlink:type="simple" xlink:href="#__RefHeading__8267_47197458" text:style-name="Internet_20_link" text:visited-style-name="Internet_20_link"><text:s/>8.Poste comptable<text:tab/>35</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4"><text:a xlink:type="simple" xlink:href="#__RefHeading__3266_1659357091" text:style-name="Internet_20_link" text:visited-style-name="Internet_20_link"><text:s/>2.Comptabilité</text:a><text:tab/>37</text:p>
          <text:p text:style-name="P35"><text:a xlink:type="simple" xlink:href="#__RefHeading__8277_47197458" text:style-name="Internet_20_link" text:visited-style-name="Internet_20_link"><text:s/>1.Les numéros de Pièces Justificatives<text:tab/>38</text:a></text:p>
          <text:p text:style-name="P35"><text:a xlink:type="simple" xlink:href="#__RefHeading__8279_47197458" text:style-name="Internet_20_link" text:visited-style-name="Internet_20_link"><text:s/>2.Vente ou Journal des Recettes<text:tab/>38</text:a></text:p>
          <text:p text:style-name="P35"><text:a xlink:type="simple" xlink:href="#__RefHeading__8281_47197458" text:style-name="Internet_20_link" text:visited-style-name="Internet_20_link"><text:s/>3.Dépense ou Journal des Achats<text:tab/>39</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0</text:a></text:p>
          <text:p text:style-name="P35"><text:a xlink:type="simple" xlink:href="#__RefHeading__8287_47197458" text:style-name="Internet_20_link" text:visited-style-name="Internet_20_link"><text:s/>6.Journal des Opérations diverses<text:tab/>40</text:a></text:p>
          <text:p text:style-name="P35"><text:a xlink:type="simple" xlink:href="#__RefHeading__8289_47197458" text:style-name="Internet_20_link" text:visited-style-name="Internet_20_link"><text:s/>7.Cas particuliers<text:tab/>41</text:a></text:p>
          <text:p text:style-name="P34"><text:a xlink:type="simple" xlink:href="#__RefHeading__3268_1659357091" text:style-name="Internet_20_link" text:visited-style-name="Internet_20_link"><text:s/>3.Schéma d'écriture</text:a><text:tab/>41</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2</text:a></text:p>
          <text:p text:style-name="P35"><text:a xlink:type="simple" xlink:href="#__RefHeading__8295_47197458" text:style-name="Internet_20_link" text:visited-style-name="Internet_20_link"><text:s/>3.Banque<text:tab/>43</text:a></text:p>
          <text:p text:style-name="P33"><text:soft-page-break/><text:a xlink:type="simple" xlink:href="#__RefHeading__7987_47197458" text:style-name="Internet_20_link" text:visited-style-name="Internet_20_link"><text:s/>1.Encaissements<text:tab/>44</text:a></text:p>
          <text:p text:style-name="P33"><text:a xlink:type="simple" xlink:href="#__RefHeading__7989_47197458" text:style-name="Internet_20_link" text:visited-style-name="Internet_20_link"><text:s/>2.Décaissement<text:tab/>44</text:a></text:p>
          <text:p text:style-name="P33"><text:a xlink:type="simple" xlink:href="#__RefHeading__7991_47197458" text:style-name="Internet_20_link" text:visited-style-name="Internet_20_link"><text:s/>3.Paiement d'un chèque émis<text:tab/>44</text:a></text:p>
          <text:p text:style-name="P33"><text:a xlink:type="simple" xlink:href="#__RefHeading__7993_47197458" text:style-name="Internet_20_link" text:visited-style-name="Internet_20_link"><text:s/>4.Paiement d'un chèque reçu<text:tab/>44</text:a></text:p>
          <text:p text:style-name="P33"><text:a xlink:type="simple" xlink:href="#__RefHeading__7995_47197458" text:style-name="Internet_20_link" text:visited-style-name="Internet_20_link"><text:s/>5.Virement entre deux comptes en banque de votre société<text:tab/>44</text:a></text:p>
          <text:p text:style-name="P34"><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5</text:a></text:p>
          <text:p text:style-name="P33"><text:a xlink:type="simple" xlink:href="#__RefHeading__7997_47197458" text:style-name="Internet_20_link" text:visited-style-name="Internet_20_link"><text:s/>1.Syntaxe<text:tab/>45</text:a></text:p>
          <text:p text:style-name="P36"><text:a xlink:type="simple" xlink:href="#__RefHeading__8297_47197458" text:style-name="Internet_20_link" text:visited-style-name="Internet_20_link"><text:s/>1.Dans la colonne formules<text:tab/>45</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4"><text:a xlink:type="simple" xlink:href="#__RefHeading__3260_1659357091" text:style-name="Internet_20_link" text:visited-style-name="Internet_20_link"><text:s/>5.Gestion de stock</text:a><text:tab/>46</text:p>
          <text:p text:style-name="P35"><text:a xlink:type="simple" xlink:href="#__RefHeading__4835_884180951" text:style-name="Internet_20_link" text:visited-style-name="Internet_20_link"><text:s/>1.Mise en place<text:tab/>47</text:a></text:p>
          <text:p text:style-name="P35"><text:a xlink:type="simple" xlink:href="#__RefHeading__8301_47197458" text:style-name="Internet_20_link" text:visited-style-name="Internet_20_link"><text:s/>2.Premier cas: une marchandise achetée=une marchandise vendue<text:tab/>47</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8</text:a></text:p>
          <text:p text:style-name="P35"><text:a xlink:type="simple" xlink:href="#__RefHeading__47263_1213546022" text:style-name="Internet_20_link" text:visited-style-name="Internet_20_link"><text:s/>6.Transfert de stock entre dépôt<text:tab/>49</text:a></text:p>
          <text:p text:style-name="P34"><text:a xlink:type="simple" xlink:href="#__RefHeading__3270_1659357091" text:style-name="Internet_20_link" text:visited-style-name="Internet_20_link"><text:s/>6.Recherche &amp; historique</text:a><text:tab/>49</text:p>
          <text:p text:style-name="P34"><text:a xlink:type="simple" xlink:href="#__RefHeading__3274_1659357091" text:style-name="Internet_20_link" text:visited-style-name="Internet_20_link"><text:s/>7.Rapprochement - réconciliation</text:a><text:tab/>49</text:p>
          <text:p text:style-name="P34"><text:a xlink:type="simple" xlink:href="#__RefHeading__3276_1659357091" text:style-name="Internet_20_link" text:visited-style-name="Internet_20_link"><text:s/>8.Le Lettrage</text:a><text:tab/>50</text:p>
          <text:p text:style-name="P34"><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0</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4"><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3</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4"><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4</text:a></text:p>
          <text:p text:style-name="P35"><text:a xlink:type="simple" xlink:href="#__RefHeading__3286_1659357091" text:style-name="Internet_20_link" text:visited-style-name="Internet_20_link"><text:s/>3.Administration<text:tab/>54</text:a></text:p>
          <text:p text:style-name="P35"><text:a xlink:type="simple" xlink:href="#__RefHeading__47265_1213546022" text:style-name="Internet_20_link" text:visited-style-name="Internet_20_link"><text:s/>4.Banque<text:tab/>54</text:a></text:p>
          <text:p text:style-name="P35"><text:a xlink:type="simple" xlink:href="#__RefHeading__3290_1659357091" text:style-name="Internet_20_link" text:visited-style-name="Internet_20_link"><text:s/>5.Prévisions<text:tab/>54</text:a></text:p>
          <text:p text:style-name="P33"><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6.Action Gestion<text:tab/>55</text:a></text:p>
          <text:p text:style-name="P34"><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6</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8331_47197458" text:style-name="Internet_20_link" text:visited-style-name="Internet_20_link"><text:s/>3.Les groupes<text:tab/>58</text:a></text:p>
          <text:p text:style-name="P35"><text:a xlink:type="simple" xlink:href="#__RefHeading__3296_1659357091" text:style-name="Internet_20_link" text:visited-style-name="Internet_20_link"><text:s/>4.Activation de la comptabilité analytique<text:tab/>58</text:a></text:p>
          <text:p text:style-name="P35"><text:a xlink:type="simple" xlink:href="#__RefHeading__3298_1659357091" text:style-name="Internet_20_link" text:visited-style-name="Internet_20_link"><text:s/>5.Plan analytique<text:tab/>58</text:a></text:p>
          <text:p text:style-name="P33"><text:a xlink:type="simple" xlink:href="#__RefHeading__8001_47197458" text:style-name="Internet_20_link" text:visited-style-name="Internet_20_link"><text:s/>1.Ajout d'un plan<text:tab/>59</text:a></text:p>
          <text:p text:style-name="P33"><text:a xlink:type="simple" xlink:href="#__RefHeading__8003_47197458" text:style-name="Internet_20_link" text:visited-style-name="Internet_20_link"><text:s/>2.Ajout de postes<text:tab/>59</text:a></text:p>
          <text:p text:style-name="P35"><text:a xlink:type="simple" xlink:href="#__RefHeading__3300_1659357091" text:style-name="Internet_20_link" text:visited-style-name="Internet_20_link"><text:s/>6.Opérations diverses<text:tab/>59</text:a></text:p>
          <text:p text:style-name="P35"><text:a xlink:type="simple" xlink:href="#__RefHeading__3302_1659357091" text:style-name="Internet_20_link" text:visited-style-name="Internet_20_link"><text:s/>7.Impression<text:tab/>59</text:a></text:p>
          <text:p text:style-name="P33"><text:a xlink:type="simple" xlink:href="#__RefHeading__8005_47197458" text:style-name="Internet_20_link" text:visited-style-name="Internet_20_link"><text:s/>1.Listing<text:tab/>59</text:a></text:p>
          <text:p text:style-name="P33"><text:a xlink:type="simple" xlink:href="#__RefHeading__8007_47197458" text:style-name="Internet_20_link" text:visited-style-name="Internet_20_link"><text:s/>2.Balance simple<text:tab/>59</text:a></text:p>
          <text:p text:style-name="P33"><text:a xlink:type="simple" xlink:href="#__RefHeading__8009_47197458" text:style-name="Internet_20_link" text:visited-style-name="Internet_20_link"><text:s/>3.Balance croisée<text:tab/>59</text:a></text:p>
          <text:p text:style-name="P33"><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8.Liaison avec la comptabilité générale<text:tab/>60</text:a></text:p>
          <text:p text:style-name="P33"><text:soft-page-break/><text:a xlink:type="simple" xlink:href="#__RefHeading__8013_47197458" text:style-name="Internet_20_link" text:visited-style-name="Internet_20_link">Introduction<text:tab/>60</text:a></text:p>
          <text:p text:style-name="P33"><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PhpCompta</text:a><text:tab/>61</text:p>
          <text:p text:style-name="P34"><text:a xlink:type="simple" xlink:href="#__RefHeading__3956_936665047" text:style-name="Internet_20_link" text:visited-style-name="Internet_20_link"><text:s/>1.Adaptation de PhpCompta</text:a><text:tab/>62</text:p>
          <text:p text:style-name="P35"><text:a xlink:type="simple" xlink:href="#__RefHeading__3326_1659357091" text:style-name="Internet_20_link" text:visited-style-name="Internet_20_link"><text:s/>1.Bilan adapté<text:tab/>62</text:a></text:p>
          <text:p text:style-name="P33"><text:a xlink:type="simple" xlink:href="#__RefHeading__8017_47197458" text:style-name="Internet_20_link" text:visited-style-name="Internet_20_link"><text:s/>1.Formules dans le bilan<text:tab/>62</text:a></text:p>
          <text:p text:style-name="P34"><text:a xlink:type="simple" xlink:href="#__RefHeading__3958_936665047" text:style-name="Internet_20_link" text:visited-style-name="Internet_20_link"><text:s/>2.Développement de PhpCompta</text:a><text:tab/>63</text:p>
          <text:p text:style-name="P35"><text:a xlink:type="simple" xlink:href="#__RefHeading__8333_47197458" text:style-name="Internet_20_link" text:visited-style-name="Internet_20_link"><text:s/>1.Développement en MVC<text:tab/>63</text:a></text:p>
          <text:p text:style-name="P33"><text:a xlink:type="simple" xlink:href="#__RefHeading__8019_47197458" text:style-name="Internet_20_link" text:visited-style-name="Internet_20_link"><text:s/>1.Contrôle<text:tab/>63</text:a></text:p>
          <text:p text:style-name="P33"><text:a xlink:type="simple" xlink:href="#__RefHeading__8021_47197458" text:style-name="Internet_20_link" text:visited-style-name="Internet_20_link"><text:s/>2.Vue<text:tab/>64</text:a></text:p>
          <text:p text:style-name="P33"><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5</text:a></text:p>
          <text:p text:style-name="P35"><text:a xlink:type="simple" xlink:href="#__RefHeading__8953_1744360225" text:style-name="Internet_20_link" text:visited-style-name="Internet_20_link"><text:s/>3.PhpCompta<text:tab/>65</text:a></text:p>
          <text:p text:style-name="P33"><text:a xlink:type="simple" xlink:href="#__RefHeading__8955_1744360225" text:style-name="Internet_20_link" text:visited-style-name="Internet_20_link"><text:s/>1.Fichiers importants <text:tab/>65</text:a></text:p>
          <text:p text:style-name="P33"><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6</text:a></text:p>
          <text:p text:style-name="P36"><text:a xlink:type="simple" xlink:href="#__RefHeading__8959_1744360225" text:style-name="Internet_20_link" text:visited-style-name="Internet_20_link"><text:s/>2.Nouvelle méthode<text:tab/>68</text:a></text:p>
          <text:p text:style-name="P35"><text:a xlink:type="simple" xlink:href="#__RefHeading__8339_47197458" text:style-name="Internet_20_link" text:visited-style-name="Internet_20_link"><text:s/>4.Conclusion<text:tab/>69</text:a></text:p>
          <text:p text:style-name="P35"><text:a xlink:type="simple" xlink:href="#__RefHeading__8341_47197458" text:style-name="Internet_20_link" text:visited-style-name="Internet_20_link"><text:s/>5.API fournie<text:tab/>69</text:a></text:p>
          <text:p text:style-name="P33"><text:a xlink:type="simple" xlink:href="#__RefHeading__8027_47197458" text:style-name="Internet_20_link" text:visited-style-name="Internet_20_link"><text:s/>1.Class HtmlInput <text:tab/>69</text:a></text:p>
          <text:p text:style-name="P34"><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70</text:a></text:p>
          <text:p text:style-name="P35"><text:a xlink:type="simple" xlink:href="#__RefHeading__8349_47197458" text:style-name="Internet_20_link" text:visited-style-name="Internet_20_link"><text:s/>4.Développement du plugin<text:tab/>70</text:a></text:p>
          <text:p text:style-name="P33"><text:a xlink:type="simple" xlink:href="#__RefHeading__8029_47197458" text:style-name="Internet_20_link" text:visited-style-name="Internet_20_link"><text:s/>1. Connexion à la base de données<text:tab/>70</text:a></text:p>
          <text:p text:style-name="P33"><text:a xlink:type="simple" xlink:href="#__RefHeading__8031_47197458" text:style-name="Internet_20_link" text:visited-style-name="Internet_20_link"><text:s/>2. FORM<text:tab/>71</text:a></text:p>
          <text:p text:style-name="P33"><text:a xlink:type="simple" xlink:href="#__RefHeading__8033_47197458" text:style-name="Internet_20_link" text:visited-style-name="Internet_20_link"><text:s/>3.Plugin plus avancé<text:tab/>71</text:a></text:p>
          <text:p text:style-name="P33"><text:a xlink:type="simple" xlink:href="#__RefHeading__8035_47197458" text:style-name="Internet_20_link" text:visited-style-name="Internet_20_link"><text:s/>4.Remarque pour le javascript<text:tab/>74</text:a></text:p>
          <text:p text:style-name="P34"><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4"><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4"><text:a xlink:type="simple" xlink:href="#__RefHeading__14641_339355127" text:style-name="Internet_20_link" text:visited-style-name="Internet_20_link"><text:s/>2.Accès Direct </text:a><text:tab/>77</text:p>
          <text:p text:style-name="P34"><text:a xlink:type="simple" xlink:href="#__RefHeading__3332_1659357091" text:style-name="Internet_20_link" text:visited-style-name="Internet_20_link"><text:s/>3.Note de version</text:a><text:tab/>80</text:p>
          <text:p text:style-name="P35"><text:a xlink:type="simple" xlink:href="#__RefHeading__8961_1744360225" text:style-name="Internet_20_link" text:visited-style-name="Internet_20_link"><text:s/>1.Note de version 6.5 (Juillet 2012)<text:tab/>80</text:a></text:p>
          <text:p text:style-name="P35"><text:a xlink:type="simple" xlink:href="#__RefHeading__8355_47197458" text:style-name="Internet_20_link" text:visited-style-name="Internet_20_link"><text:s/>2.Note de version 6.0 (Décembre 2011)<text:tab/>80</text:a></text:p>
          <text:p text:style-name="P35"><text:a xlink:type="simple" xlink:href="#__RefHeading__8357_47197458" text:style-name="Internet_20_link" text:visited-style-name="Internet_20_link"><text:s/>3.Note de version 5.6 (mai 2011)<text:tab/>81</text:a></text:p>
          <text:p text:style-name="P35"><text:a xlink:type="simple" xlink:href="#__RefHeading__8359_47197458" text:style-name="Internet_20_link" text:visited-style-name="Internet_20_link"><text:s/>4.Note de version 5.5 (1 mars 2011)<text:tab/>82</text:a></text:p>
          <text:p text:style-name="P35"><text:a xlink:type="simple" xlink:href="#__RefHeading__8361_47197458" text:style-name="Internet_20_link" text:visited-style-name="Internet_20_link"><text:s/>5.Note de version 5.4 (février 2011)<text:tab/>82</text:a></text:p>
          <text:p text:style-name="P35"><text:a xlink:type="simple" xlink:href="#__RefHeading__8363_47197458" text:style-name="Internet_20_link" text:visited-style-name="Internet_20_link"><text:s/>6.Note de version 5.3 (décembre 2010)<text:tab/>82</text:a></text:p>
          <text:p text:style-name="P35"><text:a xlink:type="simple" xlink:href="#__RefHeading__3837_884180951" text:style-name="Internet_20_link" text:visited-style-name="Internet_20_link"><text:s/>7.Note de version 5.2 (août 2010)<text:tab/>83</text:a></text:p>
          <text:p text:style-name="P35"><text:a xlink:type="simple" xlink:href="#__RefHeading__3334_1659357091" text:style-name="Internet_20_link" text:visited-style-name="Internet_20_link"><text:s/>8.Note de version 5.1 (mai 2010)<text:tab/>84</text:a></text:p>
          <text:p text:style-name="P35"><text:a xlink:type="simple" xlink:href="#__RefHeading__3336_1659357091" text:style-name="Internet_20_link" text:visited-style-name="Internet_20_link"><text:s/>9.Note de version 5.0 (janvier 2010)<text:tab/>85</text:a></text:p>
          <text:p text:style-name="P35"><text:a xlink:type="simple" xlink:href="#__RefHeading__3338_1659357091" text:style-name="Internet_20_link" text:visited-style-name="Internet_20_link"><text:s/>10.Note de version 4.3 (février 2009)<text:tab/>86</text:a></text:p>
          <text:p text:style-name="P35"><text:a xlink:type="simple" xlink:href="#__RefHeading__3340_1659357091" text:style-name="Internet_20_link" text:visited-style-name="Internet_20_link"><text:s/>11.Note de version 4.2 novembre 2008<text:tab/>86</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2" text:outline-level="1"><text:bookmark-start text:name="__RefHeading__3837_369900646"/>Préface<text:bookmark-end text:name="__RefHeading__3837_369900646"/></text:h>
      <text:p text:style-name="P24">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62" text:outline-level="1"><text:bookmark-start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62"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62"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text:soft-page-break/>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PhpCompta, 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794350292" text:style-name="L1">
        <text:list-item>
          <text:list>
            <text:list-item>
              <text:p text:style-name="P69">Aucune, par défaut</text:p>
            </text:list-item>
            <text:list-item>
              <text:p text:style-name="P69">Optionnel, c'est à dire qu'il n'est pas obligatoire de donner les informations pour la comptabilité analytiques</text:p>
            </text:list-item>
            <text:list-item>
              <text:p text:style-name="P69">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2084444700" text:style-name="L2">
        <text:list-item>
          <text:p text:style-name="P37">Non, vous pouvez encoder sans suivre l'ordre chronologique et vous pouvez aussi effacer des opérations</text:p>
        </text:list-item>
        <text:list-item>
          <text:p text:style-name="P37">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Suggérer la date</text:h>
      <text:p text:style-name="Text_20_body">Donne la date de la dernière opération du journal (conseillé)</text:p>
      <text:h text:style-name="Heading_20_4" text:outline-level="4"><text:soft-page-break/>Afficher la période comptable pour éviter les erreurs de date</text:h>
      <text:p text:style-name="Text_20_body">Affiche en plus une liste de période pour introduire l'opération dans la bonne période.</text:p>
      <text:h text:style-name="Heading_20_4" text:outline-level="4">Changer le libellé des détails </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text:soft-page-break/>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payables et non récupérables, ou la TVA sur les intracomm ou encore les « Article 44 » de la TVA Belge.</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text:soft-page-break/>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Standard"/>
      <text:list xml:id="list136377666" text:style-name="L3">
        <text:list-item>
          <text:p text:style-name="P38">Création, modification et effacement de fiche</text:p>
        </text:list-item>
        <text:list-item>
          <text:p text:style-name="P38">Création, modification et effacement <text:s/>de catégories de fiches</text:p>
        </text:list-item>
        <text:list-item>
          <text:p text:style-name="P38">Ajout de fiche</text:p>
        </text:list-item>
        <text:list-item>
          <text:p text:style-name="P38">Voir les documents du suivi </text:p>
        </text:list-item>
        <text:list-item>
          <text:p text:style-name="P38">Effacer les documents du suivi </text:p>
        </text:list-item>
        <text:list-item>
          <text:p text:style-name="P38">Modifier le type de document </text:p>
        </text:list-item>
      </text:list>
      <text:p text:style-name="Text_20_body"/>
      <text:p text:style-name="Text_20_body"/>
      <text:h text:style-name="Heading_20_3" text:outline-level="3"><text:bookmark-start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text:soft-page-break/>Les balises sont entre &lt;&lt; et &gt;&gt;</text:p>
      <text:p text:style-name="Standard"/>
      <text:p text:style-name="Standard">Client ou fournisseur </text:p>
      <text:list xml:id="list1807566139" text:style-name="L4">
        <text:list-item>
          <text:p text:style-name="P70">CUST_NAME customer's name</text:p>
        </text:list-item>
        <text:list-item>
          <text:p text:style-name="P70">CUST_ADDR_1 customer's address line 1</text:p>
        </text:list-item>
        <text:list-item>
          <text:p text:style-name="P70">CUST_CP customer's ZIP code</text:p>
        </text:list-item>
        <text:list-item>
          <text:p text:style-name="P70">CUST_CITY customer's city</text:p>
        </text:list-item>
        <text:list-item>
          <text:p text:style-name="P70">CUST_CO customer's country</text:p>
        </text:list-item>
        <text:list-item>
          <text:p text:style-name="P70">CUST_VAT customer's VAT</text:p>
        </text:list-item>
        <text:list-item>
          <text:p text:style-name="P70">CUST_NUM numéro de client </text:p>
        </text:list-item>
        <text:list-item>
          <text:p text:style-name="P70">CUST_BANQUE_NO n° de compte en banque (utilisé surtout dans les notes de frais)</text:p>
        </text:list-item>
        <text:list-item>
          <text:p text:style-name="P70">CUST_BANQUE_NAME nom de la banque (utilisé surtout dans les notes de frais)</text:p>
        </text:list-item>
      </text:list>
      <text:p text:style-name="Standard">Détail du document</text:p>
      <text:list xml:id="list787771444" text:continue-numbering="true" text:style-name="L4">
        <text:list-item>
          <text:p text:style-name="P70">DATE_LIMIT_CALC Échéance, date formatée pour Calc </text:p>
        </text:list-item>
        <text:list-item>
          <text:p text:style-name="P70">DATE_LIMIT Échéance date dans le format DD.MM.YYYY</text:p>
        </text:list-item>
        <text:list-item>
          <text:p text:style-name="P70">MARCH_NEXT n'imprimera rien, ce tag demande à ce qu'on passe à la marchandise suivante</text:p>
        </text:list-item>
        <text:list-item>
          <text:p text:style-name="P70">BON_COMMANDE numéro du bon de commande </text:p>
        </text:list-item>
        <text:list-item>
          <text:p text:style-name="P70">VEN_ART_NAME Nom de l'article</text:p>
        </text:list-item>
        <text:list-item>
          <text:p text:style-name="P70">VEN_ART_LABEL Ce qui est écrit à la place de la description de la fiche dans les journaux de vente ou d'achat ou le nom de l'article si cette description est vide</text:p>
        </text:list-item>
        <text:list-item>
          <text:p text:style-name="P70">VEN_ART_PRICE Prix de l'article</text:p>
        </text:list-item>
        <text:list-item>
          <text:p text:style-name="P70">VEN_ART_QUANT Quantité</text:p>
        </text:list-item>
        <text:list-item>
          <text:p text:style-name="P70">VEN_ART_TVA_CODE ou TVA_CODE Le code TVA pour l'article</text:p>
        </text:list-item>
        <text:list-item>
          <text:p text:style-name="P70">VENT_ART_TVA_RATE ou TVA_RATE est le pourcentage de TVA de l'article</text:p>
        </text:list-item>
        <text:list-item>
          <text:p text:style-name="P70">VEN_ART_TVA_AMOUNT Le montant TVA de l'article</text:p>
        </text:list-item>
        <text:list-item>
          <text:p text:style-name="P70">VEN_ART_STOCK_CODE Le code de stock de l'article</text:p>
        </text:list-item>
        <text:list-item>
          <text:p text:style-name="P70">VEN_HTVA le total hors TVA de l'article</text:p>
        </text:list-item>
        <text:list-item>
          <text:p text:style-name="P70">VEN_TVAC le total TVAC de l'article</text:p>
        </text:list-item>
        <text:list-item>
          <text:p text:style-name="P70">VEN_TVA le total de la TVA de l'article</text:p>
        </text:list-item>
        <text:list-item>
          <text:p text:style-name="P70">TOTAL_VEN_HTVA le total HTVA</text:p>
        </text:list-item>
        <text:list-item>
          <text:p text:style-name="P70">TOTAL_VEN_TVAC le total TVAC</text:p>
        </text:list-item>
        <text:list-item>
          <text:p text:style-name="P70">TOTAL_TVA le total TVA</text:p>
        </text:list-item>
        <text:list-item>
          <text:p text:style-name="P70">TVA_LABEL Montre le % de TVA</text:p>
        </text:list-item>
        <text:list-item>
          <text:p text:style-name="P70">TVA_AMOUNT TVA de l'article</text:p>
        </text:list-item>
        <text:list-item>
          <text:p text:style-name="P70">REFERENCE Référence</text:p>
        </text:list-item>
        <text:list-item>
          <text:p text:style-name="P70">SOLDE Solde du compte (pour les lettres de rappel)</text:p>
        </text:list-item>
        <text:list-item>
          <text:p text:style-name="P70">DATE<text:tab/>Date en format DD.MM.YYYY</text:p>
        </text:list-item>
        <text:list-item>
          <text:p text:style-name="P70">DATE_CALC Date encodée uniquement pour Calc : permet le formatage de la date</text:p>
        </text:list-item>
        <text:list-item>
          <text:p text:style-name="P70">NUMBER numéro de séquence du document</text:p>
        </text:list-item>
        <text:list-item>
          <text:p text:style-name="P70">OTHER_INFO  information libre que l'on peut introduire dans l'écran de confirmation des journaux de vente</text:p>
        </text:list-item>
        <text:list-item>
          <text:p text:style-name="P70">USER le nom et le prénom de l'utilisateur ayant généré le document </text:p>
        </text:list-item>
        <text:list-item>
          <text:p text:style-name="P70">COMMENT la description donnée dans la facture ou la note de crédit.</text:p>
        </text:list-item>
        <text:list-item>
          <text:p text:style-name="P70">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508458966" text:continue-numbering="true" text:style-name="L4">
        <text:list-item>
          <text:p text:style-name="P70">MY_NAME vos coordonnées</text:p>
        </text:list-item>
        <text:list-item>
          <text:p text:style-name="P70">MY_CP code postal</text:p>
        </text:list-item>
        <text:list-item>
          <text:p text:style-name="P70">MY_COMMUNE commune</text:p>
        </text:list-item>
        <text:list-item>
          <text:p text:style-name="P70">MY_TVA numéro de TVA</text:p>
        </text:list-item>
        <text:list-item>
          <text:p text:style-name="P70">MY_STREET : Rue qu'on a indiqué dans paramètres-&gt;société</text:p>
        </text:list-item>
        <text:list-item>
          <text:p text:style-name="P70">MY_NUMBER :numéro qu'on a indiqué dans paramètres-&gt;société</text:p>
        </text:list-item>
        <text:list-item>
          <text:p text:style-name="P70">MY_TEL : téléphone qu'on a indiqué dans paramètres-&gt;société</text:p>
        </text:list-item>
        <text:list-item>
          <text:p text:style-name="P70">MY_FAX: fax <text:s/>qu'on a indiqué dans paramètres-&gt;société</text:p>
        </text:list-item>
        <text:list-item>
          <text:p text:style-name="P70"><text:soft-page-break/>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001638084" text:continue-numbering="true" text:style-name="L4">
        <text:list-item>
          <text:p text:style-name="P70">BENEF_NAME : <text:s/>nom</text:p>
        </text:list-item>
        <text:list-item>
          <text:p text:style-name="P70">BENEF_ADDR_1 adresse du bénéficiaire</text:p>
        </text:list-item>
        <text:list-item>
          <text:p text:style-name="P70">BENEF_CP code postal</text:p>
        </text:list-item>
        <text:list-item>
          <text:p text:style-name="P70">BENEF_CITY ville </text:p>
        </text:list-item>
        <text:list-item>
          <text:p text:style-name="P70">BENEF_CO pays</text:p>
        </text:list-item>
        <text:list-item>
          <text:p text:style-name="P70">BENEF_VAT numéro de TVA</text:p>
        </text:list-item>
        <text:list-item>
          <text:p text:style-name="P70">BENEF_NUM numéro de client du bénéficiaire</text:p>
        </text:list-item>
        <text:list-item>
          <text:p text:style-name="P70">BENEF_BANQUE_NO numéro de compte en banque</text:p>
        </text:list-item>
        <text:list-item>
          <text:p text:style-name="P70">BENEF_BANQUE_NAME nom de la banque</text:p>
        </text:list-item>
      </text:list>
      <text:p text:style-name="Standard"/>
      <text:p text:style-name="Standard">Attribut de la fiche, le nombre x est le numéro d'attribut que l'on peut voir dans CFGATCARD</text:p>
      <text:list xml:id="list889626552" text:style-name="L5">
        <text:list-item>
          <text:p text:style-name="P71">ATTRx reprend l'attribut x de la fiche marchandise (ou charge)</text:p>
        </text:list-item>
        <text:list-item>
          <text:p text:style-name="P71">BENEFATTRx reprend l'attribut x du bénéficiaire (donné par le moyen de paiement)</text:p>
        </text:list-item>
        <text:list-item>
          <text:p text:style-name="P71">CUSTATTRx reprend l'attribut x du client ou du fournisseur</text:p>
        </text:list-item>
      </text:list>
      <text:p text:style-name="Standard">ACOMPTE</text:p>
      <text:list xml:id="list863701788" text:style-name="L6">
        <text:list-item>
          <text:p text:style-name="P72">Montant déduit lors d'une vente ou d'un achat, on peut saisir ce montant lors d'une opération de vente ou d'achat</text:p>
        </text:list-item>
      </text:list>
      <text:p text:style-name="P7">Utilisation de plusieurs stocks</text:p>
      <text:list xml:id="list1928453307" text:style-name="L7">
        <text:list-item>
          <text:p text:style-name="P73">STOCK_NAME nom du dépôt</text:p>
        </text:list-item>
        <text:list-item>
          <text:p text:style-name="P73">STOCK_ADRESS adresse</text:p>
        </text:list-item>
        <text:list-item>
          <text:p text:style-name="P73">STOCK_COUNTRY Pays</text:p>
        </text:list-item>
        <text:list-item>
          <text:p text:style-name="P73">STOCK_CITY ville</text:p>
        </text:list-item>
        <text:list-item>
          <text:p text:style-name="P73">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Les options :</text:h>
      <text:list xml:id="list2060291408" text:style-name="L8">
        <text:list-item>
          <text:p text:style-name="P74">Nom journal : le nom du journal qui sera utilisé</text:p>
        </text:list-item>
        <text:list-item>
          <text:p text:style-name="P74">Minimum de lignes à afficher : nombre minimum de lignes à afficher</text:p>
        </text:list-item>
        <text:list-item>
          <text:p text:style-name="P74"><text:soft-page-break/>Postes utilisables : uniquement pour les journaux d'opérations diverses</text:p>
        </text:list-item>
        <text:list-item>
          <text:p text:style-name="P74">Numérotation de chaque opérations : uniquement pour les journaux financiers (caisse, compte bancaire,...)permet de numéroter les opérations de banque</text:p>
        </text:list-item>
        <text:list-item>
          <text:p text:style-name="P74">Compte en banque : uniquement pour les journaux financier, compte en banque lié à ce journal</text:p>
        </text:list-item>
        <text:list-item>
          <text:p text:style-name="P74">Préfixe pièce justificatives : préfixe pour la numérotation dans ce journal</text:p>
        </text:list-item>
        <text:list-item>
          <text:p text:style-name="P74">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P26"/>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1923206912" text:style-name="L9">
        <text:list-item>
          <text:p text:style-name="P39">Menu</text:p>
        </text:list-item>
        <text:list-item>
          <text:p text:style-name="P39">Sous-menus</text:p>
        </text:list-item>
        <text:list-item>
          <text:p text:style-name="P39"><text:soft-page-break/>extension (ou plugins)</text:p>
        </text:list-item>
        <text:list-item>
          <text:p text:style-name="P39">Droit d'impression (export CSV ou PDF)</text:p>
        </text:list-item>
      </text:list>
      <text:p text:style-name="Text_20_body">Des éléments peuvent être ajoutés, déplacés ou enlevés. Ce qui permet de pouvoir complètement configurer PhpCompta en fonction de l'utilisateur.</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62" text:outline-level="1"><text:bookmark-start text:name="__RefHeading__5616_369900646"/>La Comptabilité, la gestion<text:bookmark-end text:name="__RefHeading__5616_369900646"/></text:h>
      <text:h text:style-name="P64"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start text:name="__RefHeading__7933_47197458"/><text:soft-page-break/>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text:soft-page-break/></text:p>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text:soft-page-break/>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text:soft-page-break/>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text:soft-page-break/>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62" text:outline-level="1"><text:bookmark-start text:name="__RefHeading__3843_369900646"/>Tenir sa comptabilité avec PhpCompta<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PhpCompta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text:soft-page-break/>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210018742" text:style-name="L10">
        <text:list-item>
          <text:p text:style-name="P75">·Vous voulez que chaque fiche ait son propre poste comptable et vous souhaitez que ce poste soit créé automatiquement : cochez la case</text:p>
        </text:list-item>
        <text:list-item>
          <text:p text:style-name="P75">·Vous souhaitez qu'il n'y ait pas de poste comptable attaché à chaque fiche : enlever l'attribut « poste comptable » de la catégorie. Exemple : les contacts</text:p>
        </text:list-item>
        <text:list-item>
          <text:p text:style-name="P75">·Vous souhaitez que toutes les fiches aient le même poste comptable, n'utilisez pas la numérotation automatique. Dans ce cas, les balances des comptes t l'historique se fera grâce aux fiches.</text:p>
        </text:list-item>
        <text:list-item>
          <text:p text:style-name="P75">Vous donnez un poste comptable alors il sera créé s'il n'existait pas déjà.</text:p>
          <text:p text:style-name="P75"/>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text:soft-page-break/>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566550504" text:style-name="L11">
        <text:list-item>
          <text:p text:style-name="P76">Texte zone de text (1 ligne)</text:p>
        </text:list-item>
        <text:list-item>
          <text:p text:style-name="P76">Date une date </text:p>
        </text:list-item>
        <text:list-item>
          <text:p text:style-name="P76">Nombre un nombre à 2 décimales</text:p>
        </text:list-item>
        <text:list-item>
          <text:p text:style-name="P76">Poste comptable <text:s/>un poste comptable </text:p>
        </text:list-item>
        <text:list-item>
          <text:p text:style-name="P76">Selection un choix entre plusieurs valeurs, vous devez entrer ici une commande sql retournant 2 colonnes, exemple select 1, 'Monsieur' union 2,'Madame' pour avoir un choix entre Monsieur et Madame</text:p>
        </text:list-item>
        <text:list-item>
          <text:p text:style-name="P76">fiche un choix de fiche exemple [sql] frd_id =8 vous permettra de choisir une fiche de type fournisseur.</text:p>
        </text:list-item>
        <text:list-item>
          <text:p text:style-name="P76">Zone de texte plusieurs lignes de texte</text:p>
          <text:p text:style-name="P76"/>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860602052" text:style-name="L12">
        <text:list-item>
          <text:p text:style-name="P40">Directement dans le journal dans lequel vous travailler</text:p>
        </text:list-item>
        <text:list-item>
          <text:p text:style-name="P40">Dans le suivi client, fournisseur...</text:p>
        </text:list-item>
        <text:list-item>
          <text:p text:style-name="P40">Avec le plugin importation <text:s/>de fiches</text:p>
        </text:list-item>
        <text:list-item>
          <text:p text:style-name="P40">Dans le menu CARD.</text:p>
        </text:list-item>
      </text:list>
      <text:h text:style-name="Heading_20_4" text:outline-level="4"><text:bookmark-start text:name="__RefHeading__47255_1213546022"/><text:soft-page-break/>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text:soft-page-break/>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text:soft-page-break/>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462272811" text:style-name="L13">
        <text:list-item>
          <text:p text:style-name="P41">Le lettrage par quick_code pourra faire correspondre des postes comptables différentes</text:p>
        </text:list-item>
        <text:list-item>
          <text:p text:style-name="P41"><text:soft-page-break/>L' extension TVA ne tient compte que des journaux achats et ventes</text:p>
        </text:list-item>
        <text:list-item>
          <text:p text:style-name="P41">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PhpCompta, </text:p>
      <text:p text:style-name="Exemple">pour les dépenses il a :</text:p>
      <text:list xml:id="list656182306" text:style-name="L14">
        <text:list-item>
          <text:list>
            <text:list-item>
              <text:list>
                <text:list-item>
                  <text:p text:style-name="P67"><text:s/>Electricité</text:p>
                </text:list-item>
                <text:list-item>
                  <text:p text:style-name="P67"><text:s/>Loyer</text:p>
                </text:list-item>
                <text:list-item>
                  <text:p text:style-name="P67"><text:s/>Bics, papier, crayon</text:p>
                </text:list-item>
                <text:list-item>
                  <text:p text:style-name="P67"><text:s/>Ordinateur</text:p>
                </text:list-item>
                <text:list-item>
                  <text:p text:style-name="P67"><text:s/>Imprimante</text:p>
                </text:list-item>
                <text:list-item>
                  <text:p text:style-name="P67"><text:s/>Essence</text:p>
                </text:list-item>
                <text:list-item>
                  <text:p text:style-name="P67"><text:s/>voiture</text:p>
                </text:list-item>
                <text:list-item>
                  <text:p text:style-name="P67">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359833895" text:style-name="L15">
        <text:list-item>
          <text:list>
            <text:list-item>
              <text:list>
                <text:list-item>
                  <text:p text:style-name="P68">Description Afin d'ajouter une description à ses fiches</text:p>
                </text:list-item>
                <text:list-item>
                  <text:p text:style-name="P68">Contrepartie pour dépense à charge du gérant, qui sera le poste comptable où sera imputé les dépenses privées</text:p>
                </text:list-item>
                <text:list-item>
                  <text:p text:style-name="P68">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text:soft-page-break/>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39416605" text:style-name="L16">
        <text:list-item>
          <text:p text:style-name="P77">le détail de l'opération </text:p>
        </text:list-item>
        <text:list-item>
          <text:p text:style-name="P77">les écritures comptables qui ont été générées</text:p>
        </text:list-item>
        <text:list-item>
          <text:p text:style-name="P77">la pièce justificative attachée</text:p>
        </text:list-item>
        <text:list-item>
          <text:p text:style-name="P77">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text:soft-page-break/></text:p>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text:soft-page-break/>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523917907" text:style-name="L17">
        <text:list-item>
          <text:p text:style-name="P78">solde est le solde du compte en banque d'après votre comptabilité</text:p>
        </text:list-item>
        <text:list-item>
          <text:p text:style-name="P78">solde rapproché est le solde de votre compte en banque mais en ne considérant que les opérations <text:span text:style-name="T5">qui ont</text:span> un numéro d'extrait de compte ou de relevé bancaire</text:p>
        </text:list-item>
        <text:list-item>
          <text:p text:style-name="P78">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text:soft-page-break/>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text:soft-page-break/>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text:soft-page-break/>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ext:soft-page-break/>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762530515" text:style-name="L18">
        <text:list-item>
          <text:p text:style-name="P79">les postes sont toujours écrits entre crochets; <text:line-break/>exemple : [ 4511] </text:p>
        </text:list-item>
        <text:list-item>
          <text:p text:style-name="P79">pour avoir la somme du poste et des sous-postes, il faut utiliser le %;<text:line-break/>exemple [45%]</text:p>
        </text:list-item>
      </text:list>
      <text:list xml:id="list993537770" text:style-name="L19">
        <text:list-item>
          <text:p text:style-name="P80">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80">Si vous souhaitez n'avoir que le crédit ou le débit, utilisez le D ou le C avant la <text:soft-page-break/>fermeture du crochet.</text:p>
        </text:list-item>
      </text:list>
      <text:list xml:id="list1198084225" text:style-name="L20">
        <text:list-item>
          <text:p text:style-name="P81">Pour avoir un montant négatif si le crédit est supérieur au débit, il faut avoir S avant la fermeture du crochet exemple : [7%S] , [55001S]</text:p>
          <text:p text:style-name="P81">Drapeau (en minuscule) :</text:p>
          <text:list>
            <text:list-item>
              <text:p text:style-name="P81">s= Signed : négatif si C &gt; D</text:p>
            </text:list-item>
            <text:list-item>
              <text:p text:style-name="P81">d = Uniquement Débit</text:p>
            </text:list-item>
            <text:list-item>
              <text:p text:style-name="P81">c = uniquement Crédit</text:p>
            </text:list-item>
            <text:list-item>
              <text:p text:style-name="P81">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PhpCompta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text:soft-page-break/>«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092152251" text:style-name="L21">
        <text:list-item>
          <text:p text:style-name="P82">La première, est que les postes comptables des marchandises à vendre et à acheter ne sont pas les mêmes.</text:p>
        </text:list-item>
        <text:list-item>
          <text:p text:style-name="P82">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text:soft-page-break/>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text:soft-page-break/>boîtes. C'est uniquement la différence qu'il encodera dans la modification de stock.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text:soft-page-break/>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text:soft-page-break/>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66"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306291949" text:style-name="L22">
        <text:list-item>
          <text:p text:style-name="P42">Perte de la facture d'achat</text:p>
        </text:list-item>
        <text:list-item>
          <text:p text:style-name="P42">Non paiement de la facture de vente</text:p>
        </text:list-item>
        <text:list-item>
          <text:p text:style-name="P42">Paiement sans document d'achat (avance TVA,...)</text:p>
        </text:list-item>
        <text:list-item>
          <text:p text:style-name="P42">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text:soft-page-break/>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490278557" text:style-name="L23">
        <text:list-item>
          <text:p text:style-name="P83">le suivi des clients, fournisseurs, des administrations (taxes, formalités...)...</text:p>
        </text:list-item>
        <text:list-item>
          <text:p text:style-name="P83">la génération de documents tel que facture, note de crédit, bordereau de livraison, bons de commande...</text:p>
        </text:list-item>
        <text:list-item>
          <text:p text:style-name="P83">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text:soft-page-break/>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text:soft-page-break/></text:p>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261699637" text:style-name="L24">
        <text:list-item>
          <text:p text:style-name="P84">de garder une trace de toutes les communications reçues ou envoyées,</text:p>
        </text:list-item>
        <text:list-item>
          <text:p text:style-name="P84">de générer des bons de commande</text:p>
        </text:list-item>
        <text:list-item>
          <text:p text:style-name="P84">de faire le suivi fournisseur, client, administration...</text:p>
        </text:list-item>
        <text:list-item>
          <text:p text:style-name="P84">de faire les documents de transferts pour les stocks</text:p>
        </text:list-item>
        <text:list-item>
          <text:p text:style-name="P84">de conserver vos déclarations ou vos documents internes (documentation, notes...) </text:p>
        </text:list-item>
        <text:list-item>
          <text:p text:style-name="P84">assurer le suivi d'une action, rendez-vous, lettre de rappel, courrier,</text:p>
        </text:list-item>
        <text:list-item>
          <text:p text:style-name="P84">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995124036" text:style-name="L25">
        <text:list-item>
          <text:p text:style-name="P85">sur le quickcode de la fiche, cela sera celui du destinataire ,</text:p>
        </text:list-item>
        <text:list-item>
          <text:p text:style-name="P85">sur une partie du titre soit sur la référence,</text:p>
        </text:list-item>
        <text:list-item>
          <text:p text:style-name="P85">par date (entre 2 dates),</text:p>
        </text:list-item>
        <text:list-item>
          <text:p text:style-name="P85">par date de rappel,</text:p>
        </text:list-item>
        <text:list-item>
          <text:p text:style-name="P85">par profil,</text:p>
        </text:list-item>
        <text:list-item>
          <text:p text:style-name="P85">par état (inclus ou exclus)</text:p>
        </text:list-item>
        <text:list-item>
          <text:p text:style-name="P85">par le type de codument</text:p>
        </text:list-item>
        <text:list-item>
          <text:p text:style-name="P85">par la référence </text:p>
        </text:list-item>
        <text:list-item>
          <text:p text:style-name="P85">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text:soft-page-break/>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text:soft-page-break/>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1882974471" text:style-name="L26">
        <text:list-item>
          <text:p text:style-name="P43">Magasin</text:p>
        </text:list-item>
        <text:list-item>
          <text:p text:style-name="P43">Dépense /recette</text:p>
        </text:list-item>
      </text:list>
      <text:p text:style-name="Text_20_body">Dans le plan analytique (ou axe) magasin, vous ajoutez les postes analytiques (ou centre)</text:p>
      <text:list xml:id="list1185579746" text:style-name="L27">
        <text:list-item>
          <text:p text:style-name="P44"><text:s/>Magasin Avenue Linus Torvald</text:p>
        </text:list-item>
        <text:list-item>
          <text:p text:style-name="P44">Magasin Rue du Pingouin</text:p>
        </text:list-item>
      </text:list>
      <text:p text:style-name="Text_20_body">Dans le plan analytique Dépense / Recette, vous ajoutez </text:p>
      <text:list xml:id="list1691344985" text:style-name="L28">
        <text:list-item>
          <text:p text:style-name="P45">Vente marchandise</text:p>
        </text:list-item>
        <text:list-item>
          <text:p text:style-name="P45">Frais loyer</text:p>
        </text:list-item>
        <text:list-item>
          <text:p text:style-name="P45">Frais électricité</text:p>
        </text:list-item>
        <text:list-item>
          <text:p text:style-name="P45">Frais personnel </text:p>
        </text:list-item>
        <text:list-item>
          <text:p text:style-name="P45">Frais chauffage</text:p>
        </text:list-item>
        <text:list-item>
          <text:p text:style-name="P45">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ext:soft-page-break/>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text:soft-page-break/>Ensuite vous enregistrez les modifications.</text:p>
      <text:p text:style-name="Standard"/>
      <text:p text:style-name="Standard">Sur le wiki, wiki.phpcompta.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ext:soft-page-break/>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62" text:outline-level="1"><text:bookmark-start text:name="__RefHeading__3322_1659357091"/>Développement de PhpCompta<text:bookmark-end text:name="__RefHeading__3322_1659357091"/></text:h>
      <text:p text:style-name="P18"/>
      <text:h text:style-name="Heading_20_2" text:outline-level="2" text:restart-numbering="true" text:start-value="-1"><text:bookmark-start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text:soft-page-break/>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text:soft-page-break/>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PhpCompta<text:bookmark-end text:name="__RefHeading__8953_1744360225"/></text:h>
      <text:p text:style-name="Text_20_body">PhpCompta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2007231542" text:style-name="L29">
        <text:list-item>
          <text:p text:style-name="P46">Action ajax, le nom de fichier commence par ajax,</text:p>
        </text:list-item>
        <text:list-item>
          <text:p text:style-name="P46">fichier à inclure le nom de fichier termine par inc.php,</text:p>
        </text:list-item>
        <text:list-item>
          <text:p text:style-name="P46">fichier objet correspondant à une table NOM_TABLE dans la base de données:class_NOM_TABLE_sql.php, </text:p>
        </text:list-item>
        <text:list-item>
          <text:p text:style-name="P46">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text:soft-page-break/>Méthode non recommandée<text:bookmark-end text:name="__RefHeading__8957_1744360225"/></text:h>
      <text:p text:style-name="Text_20_body">On avait commencé ainsi, on générait le fichier php à une table grâce à un script (dans phpcompta/dev/manage-code/create-file/create-phpclass.py)</text:p>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soft-pag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text:soft-page-break/></text:p>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Phpcompta_Sql qui va nous permettre de faire la même chose en très peu de ligne de code. </text:p>
      <text:p text:style-name="Standard"/>
      <text:p text:style-name="Standard">Cette classe fournit les fonctions suivantes</text:p>
      <text:list xml:id="list358317405" text:style-name="L30">
        <text:list-item>
          <text:p text:style-name="P86">insert pour insérer une ligne <text:s/>dans la base de données</text:p>
        </text:list-item>
        <text:list-item>
          <text:p text:style-name="P86">delete pour insérer une ligne <text:s/>dans la base de données </text:p>
        </text:list-item>
        <text:list-item>
          <text:p text:style-name="P86">update pour mettre à jour une ligne dans la base de données</text:p>
        </text:list-item>
        <text:list-item>
          <text:p text:style-name="P86">verify à surcharger, vérifie que les données sont conformes</text:p>
        </text:list-item>
        <text:list-item>
          <text:p text:style-name="P86">setp setter</text:p>
        </text:list-item>
        <text:list-item>
          <text:p text:style-name="P86">getp getter</text:p>
        </text:list-item>
        <text:list-item>
          <text:p text:style-name="P86">get_info affiche le contenu de l'objet</text:p>
        </text:list-item>
        <text:list-item>
          <text:p text:style-name="P86">from_array transforme un tableau en un objet</text:p>
        </text:list-item>
        <text:list-item>
          <text:p text:style-name="P86">seek recherche dans la table sur base d'une condition </text:p>
        </text:list-item>
        <text:list-item>
          <text:p text:style-name="P86">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PhpCompta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oft-page-break/><text:span text:style-name="symbol0_5f_php-brief">}</text:span></text:p>
      <text:p text:style-name="Standard"><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text:soft-page-break/>/PhpCompta/include/ext/dummy. La première étape est donc de signaler à PhpCompta l'existence de cette extension. Pour cela, il faut ,dans PhpCompta, dans le « direct access »<text:line-break/></text:p>
      <text:h text:style-name="Heading_20_3" text:outline-level="3"><text:bookmark-start text:name="__RefHeading__8347_47197458"/>Explication des champs<text:line-break/><text:bookmark-end text:name="__RefHeading__8347_47197458"/></text:h>
      <text:list xml:id="list410221460" text:style-name="L31">
        <text:list-item>
          <text:p text:style-name="P87">Label, est le nom de menu de votre extension</text:p>
        </text:list-item>
        <text:list-item>
          <text:p text:style-name="P87">Code est utilisé pour inclure le fichier du plugin, il correspond au champs caché EXT</text:p>
        </text:list-item>
        <text:list-item>
          <text:p text:style-name="P87">Fichier est le chemin vers l'extension (sans le répertoire phpcompta/include/ext)</text:p>
          <text:p text:style-name="P87"><text:s/><text:line-break/></text:p>
        </text:list-item>
      </text:list>
      <text:p text:style-name="Standard"><text:s/>Pour notre extension, les valeurs suivantes sont données</text:p>
      <text:list xml:id="list630766873" text:style-name="L32">
        <text:list-item>
          <text:p text:style-name="P88">Label : Mon dummy à moi</text:p>
        </text:list-item>
      </text:list>
      <text:list xml:id="list271947145" text:style-name="L33">
        <text:list-item>
          <text:p text:style-name="P89">code : dum</text:p>
        </text:list-item>
        <text:list-item>
          <text:p text:style-name="P89">Fichier : dummy/dummy.php</text:p>
          <text:p text:style-name="P97"><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oft-page-break/><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text:soft-page-break/></text:p>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span><text:span text:style-name="comment0_5f_php"><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oft-page-break/><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text:soft-page-break/>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63" text:outline-level="1" text:is-list-header="true"><text:bookmark-start text:name="__RefHeading__3318_1659357091"/>Annexe <text:bookmark-end text:name="__RefHeading__3318_1659357091"/></text:h>
      <text:h text:style-name="P64" text:outline-level="2" text:restart-numbering="true" text:start-value="-1"><text:bookmark-start text:name="__RefHeading__4631_369900646"/>Trucs et astuces<text:bookmark-end text:name="__RefHeading__4631_369900646"/></text:h>
      <text:h text:style-name="P65"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5"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P64"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ext:soft-page-break/>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64" text:outline-level="2"><text:bookmark-start text:name="__RefHeading__3332_1659357091"/>Note de version<text:bookmark-end text:name="__RefHeading__3332_1659357091"/></text:h>
      <text:h text:style-name="Heading_20_3" text:outline-level="3">Note de version 6.6 Juin 2013</text:h>
      <text:p text:style-name="Text_20_body">Nouveautés : </text:p>
      <text:list xml:id="list523267813" text:style-name="L34">
        <text:list-item>
          <text:p text:style-name="P47">Fonctionne en mode hébergé avec une seule base de données</text:p>
        </text:list-item>
        <text:list-item>
          <text:p text:style-name="P47">Minimum de lignes à afficher par journal</text:p>
        </text:list-item>
        <text:list-item>
          <text:p text:style-name="P47">Correction des opérations prédéfinies</text:p>
        </text:list-item>
        <text:list-item>
          <text:p text:style-name="P47">Mise en évidence des opérations lettrées.</text:p>
        </text:list-item>
        <text:list-item>
          <text:p text:style-name="P47">Filtrage simple de certains tableau (balance, dossier...)</text:p>
        </text:list-item>
        <text:list-item>
          <text:p text:style-name="P47">Nouveau logo</text:p>
        </text:list-item>
        <text:list-item>
          <text:p text:style-name="P47">Nom des documents générés contient le numéro de pièce justificative.</text:p>
        </text:list-item>
        <text:list-item>
          <text:p text:style-name="P47">Ajout d'une description pour les catégories de fiches</text:p>
        </text:list-item>
        <text:list-item>
          <text:p text:style-name="P47">Ajout du quickcode dans le plan comptable </text:p>
          <text:list>
            <text:list-header>
              <text:p text:style-name="P58">Améliorations:</text:p>
            </text:list-header>
            <text:list-item>
              <text:p text:style-name="P59">Amélioration des longues lignes dans les PDF</text:p>
            </text:list-item>
            <text:list-item>
              <text:p text:style-name="P59">Meilleure navigation avec la touche tabulation quand on encode des opérations</text:p>
            </text:list-item>
            <text:list-item>
              <text:p text:style-name="P60">Avertissement plus visible en cas où la TVA calculée et celle donnée sont différentes.</text:p>
            </text:list-item>
            <text:list-item>
              <text:p text:style-name="P60">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267518051" text:style-name="L35">
        <text:list-item>
          <text:p text:style-name="P90">Gestion du multidépôt,, l'historique des mouvements de dépôts, inventaires</text:p>
        </text:list-item>
      </text:list>
      <text:p text:style-name="Standard"/>
      <text:list xml:id="list562902955" text:continue-numbering="true" text:style-name="L35">
        <text:list-item>
          <text:p text:style-name="P90">Ajout Etat Document, </text:p>
        </text:list-item>
      </text:list>
      <text:p text:style-name="Standard"/>
      <text:list xml:id="list630448054" text:continue-numbering="true" text:style-name="L35">
        <text:list-item>
          <text:p text:style-name="P90">Nouveaux style d'attribut : Fiche ou sélection, permet de faire correspondre des fiches entres elles, exemple : stock et marchandises, contact et sociétés</text:p>
        </text:list-item>
      </text:list>
      <text:p text:style-name="Standard"/>
      <text:list xml:id="list1002654145" text:continue-numbering="true" text:style-name="L35">
        <text:list-item>
          <text:p text:style-name="P90">Génération de document : nouveau champs disponibles sont</text:p>
        </text:list-item>
      </text:list>
      <text:list xml:id="list1138242384" text:style-name="L36">
        <text:list-item>
          <text:p text:style-name="P91">ACOMPTE : acompte déduit lorsqu'on utilise le mode de paiement lors d'un achat et d'une vente.</text:p>
        </text:list-item>
        <text:list-item>
          <text:p text:style-name="P91">ATTRx Donne la valeur de l'attribut x de la marchandise ou du service vendu ou acheté</text:p>
        </text:list-item>
        <text:list-item>
          <text:p text:style-name="P91">BENEFATTRx Donne la valeur de l'attribut x du mode de paiement </text:p>
        </text:list-item>
        <text:list-item>
          <text:p text:style-name="P91">CUSTATTRx Donne la valeur de l'attribut x du client ou du fournisseur</text:p>
        </text:list-item>
      </text:list>
      <text:p text:style-name="Standard"/>
      <text:list xml:id="list1363638289" text:style-name="L37">
        <text:list-header>
          <text:p text:style-name="P92"/>
        </text:list-header>
      </text:list>
      <text:p text:style-name="Standard">Améliorations</text:p>
      <text:list xml:id="list25156397" text:style-name="L38">
        <text:list-item>
          <text:p text:style-name="P93">Action – Gestion : possibilité de lier plusieurs autres actions et des opérations comptables, possibilité d'ajouter des commentaires, amélioration de la recherche et sécurité</text:p>
        </text:list-item>
      </text:list>
      <text:p text:style-name="Standard"/>
      <text:list xml:id="list676926093" text:continue-numbering="true" text:style-name="L38">
        <text:list-item>
          <text:p text:style-name="P93">Numéro de pièce pour les actions gestions</text:p>
        </text:list-item>
      </text:list>
      <text:p text:style-name="Standard"><text:soft-page-break/></text:p>
      <text:list xml:id="list701764907" text:continue-numbering="true" text:style-name="L38">
        <text:list-item>
          <text:p text:style-name="P93">encodage des opérations financières par date d'extrait ou d'opérations</text:p>
        </text:list-item>
      </text:list>
      <text:p text:style-name="Standard"/>
      <text:list xml:id="list1914239902" text:continue-numbering="true" text:style-name="L38">
        <text:list-item>
          <text:p text:style-name="P93">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027718831" text:style-name="L39">
        <text:list-item>
          <text:p text:style-name="P48">Menu complètement configurable, de ce fait, les plugins peuvent apparaître dans n'importe quel menu, sous-menu... </text:p>
        </text:list-item>
        <text:list-item>
          <text:p text:style-name="P48">Sécurité renforcée, basée sur le profil qui est l'ensemble des menus accessibles à l'utilisateur</text:p>
        </text:list-item>
        <text:list-item>
          <text:p text:style-name="P48">Export du Grand Livre Analytique en CSV</text:p>
        </text:list-item>
        <text:list-item>
          <text:p text:style-name="P48">Les différents configuration de menus sont rassemblé dans des profils, le nombre de profils par dossier est illimité, ils sont configurés dans CFGPRO.</text:p>
        </text:list-item>
        <text:list-item>
          <text:p text:style-name="P48">Accès direct vous permet d'aller directement à l'endroit que vous souhaitez en donnant le code du menu, pendant la frappe, les menus possibles apparaissent (auto-complete).</text:p>
        </text:list-item>
        <text:list-item>
          <text:p text:style-name="P48">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48">Compte de TVA qui augmente au débit et au crédit, pour certains cas particuliers.</text:p>
        </text:list-item>
        <text:list-item>
          <text:p text:style-name="P48">Nouveau thème dont la police est plus grande</text:p>
        </text:list-item>
        <text:list-item>
          <text:p text:style-name="P48">Dans catégorie fiche, il est possible d'avoir les balances ou l'historique de toutes les fiches</text:p>
        </text:list-item>
        <text:list-item>
          <text:p text:style-name="P48">Possibilité d'éditer les détails dans les journaux achats et ventes, à changer dans COMPANY</text:p>
        </text:list-item>
      </text:list>
      <text:p text:style-name="Text_20_body">Améliorations:</text:p>
      <text:list xml:id="list1116030240" text:style-name="L40">
        <text:list-item>
          <text:p text:style-name="P49">Comptabilité analytique: lors de l'imputation, la valeur qui reste à affecter est directement calculé.</text:p>
        </text:list-item>
        <text:list-item>
          <text:p text:style-name="P49">A l'enregistrement de l'opération, il est présenté un résumé de l'opération qui vient d'être enregistrée.</text:p>
        </text:list-item>
        <text:list-item>
          <text:p text:style-name="P49">Les réconciliations se font dans une fenêtre interne (avant c'était un popup)</text:p>
        </text:list-item>
        <text:list-item>
          <text:p text:style-name="P49">Comptabilité analytique: recherche de fiche dans une fenêtre interne</text:p>
        </text:list-item>
        <text:list-item>
          <text:p text:style-name="P49">Tri apparaissent dans certains menu (sécurité → utilisateurs (SECUSER), administration → utilisateur, …)</text:p>
        </text:list-item>
        <text:list-item>
          <text:p text:style-name="P49">réconciliation n'utilise plus une fenêtre extérieure (popup)</text:p>
        </text:list-item>
        <text:list-item>
          <text:p text:style-name="P49"><text:soft-page-break/>Possibilité de changer le type d'un document dans le suivi</text:p>
        </text:list-item>
        <text:list-item>
          <text:p text:style-name="P49">Résumé de l'opération enregistrée au lieu d'un simple lien vers le détail de l'opération</text:p>
        </text:list-item>
        <text:list-item>
          <text:p text:style-name="P49">En cas de rapprochement, même avec plusieurs opérations, il y aura un lettrage automatique.</text:p>
        </text:list-item>
        <text:list-item>
          <text:p text:style-name="P49">Amélioration des lettrages multiples (1 à n)</text:p>
        </text:list-item>
        <text:list-item>
          <text:p text:style-name="P49">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211843827" text:style-name="L41">
        <text:list-item>
          <text:p text:style-name="P50">Comptabilité analytique : groupe</text:p>
        </text:list-item>
        <text:list-item>
          <text:p text:style-name="P50">Amélioration ergonomie comptabilité analytique</text:p>
        </text:list-item>
        <text:list-item>
          <text:p text:style-name="P50">Compta analytique -&gt; financier</text:p>
        </text:list-item>
        <text:list-item>
          <text:p text:style-name="P50">Le grand livre analytique </text:p>
        </text:list-item>
        <text:list-item>
          <text:p text:style-name="P50">Liaison compta analytique -&gt; compta générale</text:p>
        </text:list-item>
        <text:list-item>
          <text:p text:style-name="P50">Balance : uniquement les comptes non soldés pour les fiches et les postes comptables</text:p>
        </text:list-item>
        <text:list-item>
          <text:p text:style-name="P50">Voir le tiers dans les historiques</text:p>
        </text:list-item>
      </text:list>
      <text:p text:style-name="Text_20_body"/>
      <text:p text:style-name="Text_20_body">Bugs corrigés </text:p>
      <text:list xml:id="list1570938023" text:style-name="L42">
        <text:list-item>
          <text:p text:style-name="P51">Problème de date en comptabilité analytique : synchro</text:p>
        </text:list-item>
        <text:list-item>
          <text:p text:style-name="P51">CA : bug dans la balance double</text:p>
        </text:list-item>
        <text:list-item>
          <text:p text:style-name="P51">CA Opération diverses</text:p>
        </text:list-item>
        <text:list-item>
          <text:p text:style-name="P51">Problème export CSV historique sans le signe moins pour financier</text:p>
        </text:list-item>
        <text:list-item>
          <text:p text:style-name="P51">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953300979" text:style-name="L43">
        <text:list-item>
          <text:p text:style-name="P94">Date dans <text:s/>les détails</text:p>
        </text:list-item>
        <text:list-item>
          <text:p text:style-name="P94">Balance avec des niveaux</text:p>
        </text:list-item>
        <text:list-item>
          <text:p text:style-name="P94">Lettrage dans le grand livre</text:p>
        </text:list-item>
      </text:list>
      <text:p text:style-name="Standard">Bugs:</text:p>
      <text:list xml:id="list1650785325" text:style-name="L44">
        <text:list-item>
          <text:p text:style-name="P95">Export CSV <text:s/>de l'historique pour les financiers</text:p>
        </text:list-item>
        <text:list-item>
          <text:p text:style-name="P95">Génération de facture</text:p>
        </text:list-item>
        <text:list-item>
          <text:p text:style-name="P95">Moyen de paiement incorrect </text:p>
        </text:list-item>
        <text:list-item>
          <text:p text:style-name="P95">On ne voyait que les Xiers dossiers dans l'administration</text:p>
        </text:list-item>
        <text:list-item>
          <text:p text:style-name="P95">...</text:p>
        </text:list-item>
      </text:list>
      <text:h text:style-name="Heading_20_3" text:outline-level="3"><text:bookmark-start text:name="__RefHeading__8361_47197458"/>Note de version 5.4 (février 2011)<text:bookmark-end text:name="__RefHeading__8361_47197458"/></text:h>
      <text:p text:style-name="Text_20_body"><text:soft-page-break/>Nouveautés:</text:p>
      <text:list xml:id="list56305368" text:style-name="L45">
        <text:list-item>
          <text:p text:style-name="P52">Adaptation pour les dossiers contenant plusieurs années</text:p>
        </text:list-item>
        <text:list-item>
          <text:p text:style-name="P52">Contrepartie pour les dépenses non admises et les dépenses du gérants configurable par fiche</text:p>
        </text:list-item>
        <text:list-item>
          <text:p text:style-name="P52">2 nouvelles sortes d'attribut : les postes et les cards, le premier pour les postes comptables et le second pour les fiches</text:p>
        </text:list-item>
        <text:list-item>
          <text:p text:style-name="P52">Export CSV de tout historique : depuis la recherche, la liste des opérations de tous les journaux.</text:p>
        </text:list-item>
        <text:list-item>
          <text:p text:style-name="P52">Modification d'une fiche dans un popup html</text:p>
        </text:list-item>
        <text:list-item>
          <text:p text:style-name="P52">Depuis le détail d'une fiche, on peut en avoir la balance</text:p>
        </text:list-item>
        <text:list-item>
          <text:p text:style-name="P52">La partie gestion, pour les clients, les fournisseurs et les administrations, il y a en plus, les balances</text:p>
        </text:list-item>
        <text:list-item>
          <text:p text:style-name="P52">Prévisions peuvent être faites à cheval sur plusieurs années</text:p>
        </text:list-item>
      </text:list>
      <text:p text:style-name="Text_20_body">Amélioration</text:p>
      <text:list xml:id="list142319913" text:style-name="L46">
        <text:list-item>
          <text:p text:style-name="P53">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966870617" text:style-name="L47">
        <text:list-item>
          <text:p text:style-name="P54">Possibilité de réouvrir des périodes fermées</text:p>
        </text:list-item>
        <text:list-item>
          <text:p text:style-name="P54">Changement de la date de l'opération dans le détail opérations</text:p>
        </text:list-item>
        <text:list-item>
          <text:p text:style-name="P54">Ajout de commentaire possible dans le détail des opérations</text:p>
        </text:list-item>
        <text:list-item>
          <text:p text:style-name="P54">Ajout d'une limite de dates dans les prévisions</text:p>
        </text:list-item>
        <text:list-item>
          <text:p text:style-name="P54">Ajout de couleur dans les prévisions</text:p>
        </text:list-item>
        <text:list-item>
          <text:p text:style-name="P54">Ajout de l'export de l'historique d'un compte ou d'une fiche, en csv ou en pdf depuis une fenêtre « pop me up »</text:p>
        </text:list-item>
        <text:list-item>
          <text:p text:style-name="P54">Déplacement du menu période dans le menu Paramètre</text:p>
        </text:list-item>
        <text:list-item>
          <text:p text:style-name="P54">Audit des personnes se connectant ou essayant de se connecter</text:p>
        </text:list-item>
        <text:list-item>
          <text:p text:style-name="P54">Ajout d'un captcha (optionnel)</text:p>
        </text:list-item>
      </text:list>
      <text:p text:style-name="Text_20_body">Améliorations:</text:p>
      <text:list xml:id="list556891962" text:style-name="L48">
        <text:list-item>
          <text:p text:style-name="P55">Traitement des fiches plus rapide </text:p>
        </text:list-item>
        <text:list-item>
          <text:p text:style-name="P55">Apparence des montants</text:p>
        </text:list-item>
        <text:list-item>
          <text:p text:style-name="P55">Apparence des fiches, détail et historique </text:p>
        </text:list-item>
        <text:list-item>
          <text:p text:style-name="P55">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soft-page-break/><text:tab/>Les notes de frais doivent utiliser les tags commençant par BENEF_*</text:p>
      <text:p text:style-name="Text_20_body">changements</text:p>
      <text:list xml:id="list881519116" text:style-name="L49">
        <text:list-item>
          <text:p text:style-name="P96">Ajout balance par catégorie de fiche</text:p>
        </text:list-item>
        <text:list-item>
          <text:p text:style-name="P96">Quand on demande le détail d'une opération, on peut l'imprimer et voir tous les détails de cette opération si on clique sur popme up. Les détails pour les opérations analytiques ne sont visible que dans le popup.</text:p>
        </text:list-item>
        <text:list-item>
          <text:p text:style-name="P96">En cliquant sur un numéro interne, on a le détail de l'opération mais à l'intérieur de la page et non plus dans un popup</text:p>
        </text:list-item>
        <text:list-item>
          <text:p text:style-name="P96">Dans les détails d'opérations, on a aussi des liens vers les historiques par fiche ou par poste comptable, si on clique sur une fiche ou sur un poste comptable</text:p>
        </text:list-item>
        <text:list-item>
          <text:p text:style-name="P96">Depuis les impressions → balances et impression → poste, on a les détails des opérations ainsi que dans impression → <text:s/>poste</text:p>
        </text:list-item>
        <text:list-item>
          <text:p text:style-name="P96">Pour les balances, on peut choisir les journaux : adapté à ceux en ayant vraiment beaucoup</text:p>
        </text:list-item>
        <text:list-item>
          <text:p text:style-name="P96">Depuis les lettrages, on peut aussi accéder aux détails d'une opération</text:p>
        </text:list-item>
        <text:list-item>
          <text:p text:style-name="P96">Le menu Grand Livre devient le menu Historique</text:p>
        </text:list-item>
        <text:list-item>
          <text:p text:style-name="P96">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96">Impression - Rapprochement </text:p>
        </text:list-item>
        <text:list-item>
          <text:p text:style-name="P96">confirmation quand effacement d'un Plan Analytique (comptabilité analytique -&gt; Plan Analytique)</text:p>
        </text:list-item>
        <text:list-item>
          <text:p text:style-name="P96">Déplacement de fiche : les attributs manquant sont ajoutés !</text:p>
        </text:list-item>
        <text:list-item>
          <text:p text:style-name="P96">Dans les balances, on peut choisir plusieurs journaux ou plusieurs cat. de journal. Les données sont filtrées en plus d'après la sécurité</text:p>
        </text:list-item>
        <text:list-item>
          <text:p text:style-name="P96">Dans impression -&gt; poste, on peut filtrer les opérations suivant qu'elles sont lettrées ou non.</text:p>
        </text:list-item>
        <text:list-item>
          <text:p text:style-name="P96">Après avoir sauvé une opération, vous pouvez avoir le détail de l'opération en cliquant sur le numéro interne qui s'affiche</text:p>
        </text:list-item>
        <text:list-item>
          <text:p text:style-name="P96">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96">Ajout bouton "ajoutez ligne" pour les OD en CA</text:p>
        </text:list-item>
        <text:list-item>
          <text:p text:style-name="P96">Ajout bouton "ajoutez ligne" pour les prévisions</text:p>
        </text:list-item>
        <text:list-item>
          <text:p text:style-name="P96">Ajout l'impression pour les lettrages par poste comptables</text:p>
        </text:list-item>
        <text:list-item>
          <text:p text:style-name="P96">Les historiques des fiches et postes comptables (impression → poste et impression et catégorie → historique) ont un solde progressif</text:p>
        </text:list-item>
        <text:list-item>
          <text:p text:style-name="P96">La recherche peut se faire dans plusieurs journaux à la fois</text:p>
        </text:list-item>
        <text:list-item>
          <text:p text:style-name="P96">Les balances peuvent être faites pour plusieurs journaux ou par catégorie de journal</text:p>
        </text:list-item>
        <text:list-item>
          <text:p text:style-name="P96">Amélioration de la vérification de la comptabilité (Avancé → Vérification)</text:p>
        </text:list-item>
        <text:list-item>
          <text:p text:style-name="P96">La date par défaut quand on encode une nouvelle écriture, est la date de la dernière écriture du journal choisi.</text:p>
        </text:list-item>
        <text:list-item>
          <text:p text:style-name="P96">Pour les opérations de banque, on peut choisir de numéroter chaque opération, ou de donner à chacune le même numéro d'extrait (relevé bancaire)</text:p>
        </text:list-item>
        <text:list-item>
          <text:p text:style-name="P96">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96"/>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text:soft-page-break/>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789593427" text:style-name="L50">
        <text:list-item>
          <text:p text:style-name="P56">nouveau menu Catégorie, vous permet de visualiser par catégorie de fiche avec l'historique des opérations ou simplement le résumé.</text:p>
        </text:list-item>
        <text:list-item>
          <text:p text:style-name="P56">nouveau (contribution) une nouvelle possibilité est d'imprimer le grand livre * nouveau : support complet de l'Unicode pour les impressions</text:p>
        </text:list-item>
        <text:list-item>
          <text:p text:style-name="P5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text:soft-page-break/>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text:soft-page-break/></text:p>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731644874" text:style-name="L51">
        <text:list-item>
          <text:p text:style-name="P61"> pj reprend le n° de pièce justificative</text:p>
        </text:list-item>
        <text:list-item>
          <text:p text:style-name="P57">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30813-04:08</text:modification-date><text:tab/><text:tab/><text:page-number text:select-page="current">8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3-08-13T04:08:42</dc:date>
    <meta:print-date>2010-07-31T03:36:48</meta:print-date>
    <meta:editing-cycles>1140</meta:editing-cycles>
    <meta:editing-duration>P3DT19H7M10S</meta:editing-duration>
    <meta:printed-by>Dany De Bontridder</meta:printed-by>
    <meta:document-statistic meta:table-count="23" meta:image-count="0" meta:object-count="0" meta:page-count="88" meta:paragraph-count="2045" meta:word-count="25420" meta:character-count="157332" meta:non-whitespace-character-count="132683"/>
    <meta:user-defined meta:name="Info 1"/>
    <meta:user-defined meta:name="Info 2"/>
    <meta:user-defined meta:name="Info 3"/>
    <meta:user-defined meta:name="Info 4"/>
  </office:meta>
</office:document-meta>
</file>